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1cm" svg:y="6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6cm" svg:height="0.569cm" svg:x="1.2cm" svg:y="6.6cm">
            <draw:text-box>
              <text:p><text:span text:style-name="T1">Serial</text:span></text:p>
            </draw:text-box>
          </draw:frame>
          <draw:custom-shape draw:style-name="gr3" draw:text-style-name="P1" draw:layer="layout" svg:width="0.4cm" svg:height="0.4cm" svg:x="2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5cm" svg:height="0.887cm" svg:x="2.7cm" svg:y="6.613cm">
            <draw:text-box>
              <text:p><text:span text:style-name="T1">OpenMP (none)</text:span></text:p>
            </draw:text-box>
          </draw:frame>
          <draw:custom-shape draw:style-name="gr5" draw:text-style-name="P1" draw:layer="layout" svg:width="0.4cm" svg:height="0.4cm" svg:x="5.3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cm" svg:height="0.887cm" svg:x="5.5cm" svg:y="6.6cm">
            <draw:text-box>
              <text:p><text:span text:style-name="T1">OpenMP (compact)</text:span></text:p>
            </draw:text-box>
          </draw:frame>
          <draw:custom-shape draw:style-name="gr6" draw:text-style-name="P1" draw:layer="layout" svg:width="0.4cm" svg:height="0.4cm" svg:x="8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1cm" svg:height="0.887cm" svg:x="8.7cm" svg:y="6.6cm">
            <draw:text-box>
              <text:p><text:span text:style-name="T1">OpenMP (scatter)</text:span></text:p>
            </draw:text-box>
          </draw:frame>
          <draw:custom-shape draw:style-name="gr7" draw:text-style-name="P1" draw:layer="layout" svg:width="0.4cm" svg:height="0.4cm" svg:x="11.5cm" svg:y="6.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3.2cm" svg:height="0.887cm" svg:x="11.7cm" svg:y="6.613cm">
            <draw:text-box>
              <text:p><text:span text:style-name="T1">OpenMP (balanced)</text:span></text:p>
            </draw:text-box>
          </draw:frame>
          <draw:custom-shape draw:style-name="gr8" draw:text-style-name="P1" draw:layer="layout" svg:width="0.4cm" svg:height="0.4cm" svg:x="14.8cm" svg:y="6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cm" svg:height="1.205cm" svg:x="15cm" svg:y="6.6cm">
            <draw:text-box>
              <text:p><text:span text:style-name="T1">Cilk Plus</text:span></text:p>
            </draw:text-box>
          </draw:frame>
        </draw:g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5:07.202561742</dc:date>
    <meta:editing-duration>PT49M1S</meta:editing-duration>
    <meta:editing-cycles>11</meta:editing-cycles>
    <meta:generator>LibreOffice/4.1.5.3$Linux_X86_64 LibreOffice_project/410m0$Build-3</meta:generator>
    <meta:document-statistic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952cm" svg:y="0.118cm" svg:width="7.153cm" svg:height="5.274cm">
          <chartooo:coordinate-region svg:x="1.838cm" svg:y="0.278cm" svg:width="6.199cm" svg:height="4.599cm"/>
          <chart:axis chart:dimension="x" chart:name="primary-x" chart:style-name="ch3" chartooo:axis-type="auto">
            <chartooo:date-scale/>
            <chart:title svg:x="3.802cm" svg:y="5.512cm" chart:style-name="ch4">
              <text:p>n (millions)</text:p>
            </chart:title>
            <chart:categories table:cell-range-address="local-table.$A$2:.$A$31"/>
          </chart:axis>
          <chart:axis chart:dimension="y" chart:name="primary-y" chart:style-name="ch5">
            <chart:title svg:x="0.294cm" svg:y="3.891cm" chart:style-name="ch6">
              <text:p>msort n 240 (ms)</text:p>
            </chart:title>
          </chart:axis>
          <chart:series chart:style-name="ch7" chart:values-cell-range-address="local-table.$B$2:.$B$31" chart:label-cell-address="local-table.$B$1" chart:class="chart:line">
            <chart:data-point chart:repeated="30"/>
          </chart:series>
          <chart:series chart:style-name="ch8" chart:values-cell-range-address="local-table.$C$2:.$C$31" chart:label-cell-address="local-table.$C$1" chart:class="chart:line">
            <chart:data-point chart:repeated="30"/>
          </chart:series>
          <chart:series chart:style-name="ch9" chart:values-cell-range-address="local-table.$D$2:.$D$31" chart:label-cell-address="local-table.$D$1" chart:class="chart:line">
            <chart:data-point chart:repeated="30"/>
          </chart:series>
          <chart:series chart:style-name="ch10" chart:values-cell-range-address="local-table.$E$2:.$E$31" chart:label-cell-address="local-table.$E$1" chart:class="chart:line">
            <chart:data-point chart:repeated="30"/>
          </chart:series>
          <chart:series chart:style-name="ch11" chart:values-cell-range-address="local-table.$F$2:.$F$31" chart:label-cell-address="local-table.$F$1" chart:class="chart:line">
            <chart:data-point chart:repeated="30"/>
          </chart:series>
          <chart:series chart:style-name="ch12" chart:values-cell-range-address="local-table.$G$2:.$G$31" chart:label-cell-address="local-table.$G$1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serial</text:p>
              </table:table-cell>
              <table:table-cell office:value-type="string">
                <text:p>msort_omp_none</text:p>
              </table:table-cell>
              <table:table-cell office:value-type="string">
                <text:p>msort_omp_compact</text:p>
              </table:table-cell>
              <table:table-cell office:value-type="string">
                <text:p>msort_omp_scatter</text:p>
              </table:table-cell>
              <table:table-cell office:value-type="string">
                <text:p>msort_omp_balanced</text:p>
              </table:table-cell>
              <table:table-cell office:value-type="string">
                <text:p>msort_cilk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</table:table-cell>
              <table:table-cell office:value-type="float" office:value="86.981448">
                <text:p>86.981448</text:p>
              </table:table-cell>
              <table:table-cell office:value-type="float" office:value="506.845924">
                <text:p>506.845924</text:p>
              </table:table-cell>
              <table:table-cell office:value-type="float" office:value="358.24154">
                <text:p>358.24154</text:p>
              </table:table-cell>
              <table:table-cell office:value-type="float" office:value="373.99623">
                <text:p>373.99623</text:p>
              </table:table-cell>
              <table:table-cell office:value-type="float" office:value="339.777518">
                <text:p>339.777518</text:p>
              </table:table-cell>
              <table:table-cell office:value-type="float" office:value="422.69936">
                <text:p>422.69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.368704">
                <text:p>185.368704</text:p>
              </table:table-cell>
              <table:table-cell office:value-type="float" office:value="579.014671">
                <text:p>579.014671</text:p>
              </table:table-cell>
              <table:table-cell office:value-type="float" office:value="389.067924">
                <text:p>389.067924</text:p>
              </table:table-cell>
              <table:table-cell office:value-type="float" office:value="400.364413">
                <text:p>400.364413</text:p>
              </table:table-cell>
              <table:table-cell office:value-type="float" office:value="345.710451">
                <text:p>345.710451</text:p>
              </table:table-cell>
              <table:table-cell office:value-type="float" office:value="428.648974">
                <text:p>428.648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.572118">
                <text:p>277.572118</text:p>
              </table:table-cell>
              <table:table-cell office:value-type="float" office:value="554.461178">
                <text:p>554.461178</text:p>
              </table:table-cell>
              <table:table-cell office:value-type="float" office:value="400.58915">
                <text:p>400.58915</text:p>
              </table:table-cell>
              <table:table-cell office:value-type="float" office:value="420.827766">
                <text:p>420.827766</text:p>
              </table:table-cell>
              <table:table-cell office:value-type="float" office:value="389.649619">
                <text:p>389.649619</text:p>
              </table:table-cell>
              <table:table-cell office:value-type="float" office:value="486.03421">
                <text:p>486.03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.781534">
                <text:p>371.781534</text:p>
              </table:table-cell>
              <table:table-cell office:value-type="float" office:value="618.358667">
                <text:p>618.358667</text:p>
              </table:table-cell>
              <table:table-cell office:value-type="float" office:value="434.735237">
                <text:p>434.735237</text:p>
              </table:table-cell>
              <table:table-cell office:value-type="float" office:value="427.414246">
                <text:p>427.414246</text:p>
              </table:table-cell>
              <table:table-cell office:value-type="float" office:value="411.225032">
                <text:p>411.225032</text:p>
              </table:table-cell>
              <table:table-cell office:value-type="float" office:value="540.756884">
                <text:p>540.75688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71.628574">
                <text:p>471.628574</text:p>
              </table:table-cell>
              <table:table-cell office:value-type="float" office:value="558.434364">
                <text:p>558.434364</text:p>
              </table:table-cell>
              <table:table-cell office:value-type="float" office:value="427.577713">
                <text:p>427.577713</text:p>
              </table:table-cell>
              <table:table-cell office:value-type="float" office:value="437.920344">
                <text:p>437.920344</text:p>
              </table:table-cell>
              <table:table-cell office:value-type="float" office:value="406.870252">
                <text:p>406.870252</text:p>
              </table:table-cell>
              <table:table-cell office:value-type="float" office:value="521.617886">
                <text:p>521.617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.705606">
                <text:p>567.705606</text:p>
              </table:table-cell>
              <table:table-cell office:value-type="float" office:value="621.238395">
                <text:p>621.238395</text:p>
              </table:table-cell>
              <table:table-cell office:value-type="float" office:value="496.709873">
                <text:p>496.709873</text:p>
              </table:table-cell>
              <table:table-cell office:value-type="float" office:value="461.284659">
                <text:p>461.284659</text:p>
              </table:table-cell>
              <table:table-cell office:value-type="float" office:value="453.773383">
                <text:p>453.773383</text:p>
              </table:table-cell>
              <table:table-cell office:value-type="float" office:value="713.330758">
                <text:p>713.330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.602814">
                <text:p>663.602814</text:p>
              </table:table-cell>
              <table:table-cell office:value-type="float" office:value="635.534648">
                <text:p>635.534648</text:p>
              </table:table-cell>
              <table:table-cell office:value-type="float" office:value="501.615039">
                <text:p>501.615039</text:p>
              </table:table-cell>
              <table:table-cell office:value-type="float" office:value="518.010638">
                <text:p>518.010638</text:p>
              </table:table-cell>
              <table:table-cell office:value-type="float" office:value="477.031521">
                <text:p>477.031521</text:p>
              </table:table-cell>
              <table:table-cell office:value-type="float" office:value="713.173128">
                <text:p>713.173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.060912">
                <text:p>761.060912</text:p>
              </table:table-cell>
              <table:table-cell office:value-type="float" office:value="670.901801">
                <text:p>670.901801</text:p>
              </table:table-cell>
              <table:table-cell office:value-type="float" office:value="512.689682">
                <text:p>512.689682</text:p>
              </table:table-cell>
              <table:table-cell office:value-type="float" office:value="517.539228">
                <text:p>517.539228</text:p>
              </table:table-cell>
              <table:table-cell office:value-type="float" office:value="495.906842">
                <text:p>495.906842</text:p>
              </table:table-cell>
              <table:table-cell office:value-type="float" office:value="845.818486">
                <text:p>845.818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.536183">
                <text:p>855.536183</text:p>
              </table:table-cell>
              <table:table-cell office:value-type="float" office:value="833.179168">
                <text:p>833.179168</text:p>
              </table:table-cell>
              <table:table-cell office:value-type="float" office:value="549.860168">
                <text:p>549.860168</text:p>
              </table:table-cell>
              <table:table-cell office:value-type="float" office:value="538.903057">
                <text:p>538.903057</text:p>
              </table:table-cell>
              <table:table-cell office:value-type="float" office:value="532.164017">
                <text:p>532.164017</text:p>
              </table:table-cell>
              <table:table-cell office:value-type="float" office:value="827.090917">
                <text:p>827.09091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66.034829">
                <text:p>966.034829</text:p>
              </table:table-cell>
              <table:table-cell office:value-type="float" office:value="830.891527">
                <text:p>830.891527</text:p>
              </table:table-cell>
              <table:table-cell office:value-type="float" office:value="566.070745">
                <text:p>566.070745</text:p>
              </table:table-cell>
              <table:table-cell office:value-type="float" office:value="554.133537">
                <text:p>554.133537</text:p>
              </table:table-cell>
              <table:table-cell office:value-type="float" office:value="537.059242">
                <text:p>537.059242</text:p>
              </table:table-cell>
              <table:table-cell office:value-type="float" office:value="772.265338">
                <text:p>772.265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5.837027">
                <text:p>1065.837027</text:p>
              </table:table-cell>
              <table:table-cell office:value-type="float" office:value="842.255828">
                <text:p>842.255828</text:p>
              </table:table-cell>
              <table:table-cell office:value-type="float" office:value="576.67256">
                <text:p>576.67256</text:p>
              </table:table-cell>
              <table:table-cell office:value-type="float" office:value="594.709568">
                <text:p>594.709568</text:p>
              </table:table-cell>
              <table:table-cell office:value-type="float" office:value="594.314117">
                <text:p>594.314117</text:p>
              </table:table-cell>
              <table:table-cell office:value-type="float" office:value="946.412742">
                <text:p>946.412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1.433986">
                <text:p>1161.433986</text:p>
              </table:table-cell>
              <table:table-cell office:value-type="float" office:value="915.378112">
                <text:p>915.378112</text:p>
              </table:table-cell>
              <table:table-cell office:value-type="float" office:value="632.269795">
                <text:p>632.269795</text:p>
              </table:table-cell>
              <table:table-cell office:value-type="float" office:value="619.201023">
                <text:p>619.201023</text:p>
              </table:table-cell>
              <table:table-cell office:value-type="float" office:value="591.738675">
                <text:p>591.738675</text:p>
              </table:table-cell>
              <table:table-cell office:value-type="float" office:value="875.608576">
                <text:p>875.608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2.371856">
                <text:p>1262.371856</text:p>
              </table:table-cell>
              <table:table-cell office:value-type="float" office:value="845.060881">
                <text:p>845.060881</text:p>
              </table:table-cell>
              <table:table-cell office:value-type="float" office:value="623.719658">
                <text:p>623.719658</text:p>
              </table:table-cell>
              <table:table-cell office:value-type="float" office:value="641.09747">
                <text:p>641.09747</text:p>
              </table:table-cell>
              <table:table-cell office:value-type="float" office:value="604.881675">
                <text:p>604.881675</text:p>
              </table:table-cell>
              <table:table-cell office:value-type="float" office:value="1010.278028">
                <text:p>1010.278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6.150642">
                <text:p>1366.150642</text:p>
              </table:table-cell>
              <table:table-cell office:value-type="float" office:value="791.520264">
                <text:p>791.520264</text:p>
              </table:table-cell>
              <table:table-cell office:value-type="float" office:value="668.802067">
                <text:p>668.802067</text:p>
              </table:table-cell>
              <table:table-cell office:value-type="float" office:value="649.107679">
                <text:p>649.107679</text:p>
              </table:table-cell>
              <table:table-cell office:value-type="float" office:value="638.793533">
                <text:p>638.793533</text:p>
              </table:table-cell>
              <table:table-cell office:value-type="float" office:value="984.363356">
                <text:p>984.363356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458.26674">
                <text:p>1458.26674</text:p>
              </table:table-cell>
              <table:table-cell office:value-type="float" office:value="784.267084">
                <text:p>784.267084</text:p>
              </table:table-cell>
              <table:table-cell office:value-type="float" office:value="655.958286">
                <text:p>655.958286</text:p>
              </table:table-cell>
              <table:table-cell office:value-type="float" office:value="675.500116">
                <text:p>675.500116</text:p>
              </table:table-cell>
              <table:table-cell office:value-type="float" office:value="620.118248">
                <text:p>620.118248</text:p>
              </table:table-cell>
              <table:table-cell office:value-type="float" office:value="1051.496379">
                <text:p>1051.496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.559388">
                <text:p>1559.559388</text:p>
              </table:table-cell>
              <table:table-cell office:value-type="float" office:value="841.324875">
                <text:p>841.324875</text:p>
              </table:table-cell>
              <table:table-cell office:value-type="float" office:value="655.75684">
                <text:p>655.75684</text:p>
              </table:table-cell>
              <table:table-cell office:value-type="float" office:value="698.194715">
                <text:p>698.194715</text:p>
              </table:table-cell>
              <table:table-cell office:value-type="float" office:value="668.947444">
                <text:p>668.947444</text:p>
              </table:table-cell>
              <table:table-cell office:value-type="float" office:value="1219.713417">
                <text:p>1219.713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2.341545">
                <text:p>1652.341545</text:p>
              </table:table-cell>
              <table:table-cell office:value-type="float" office:value="813.070081">
                <text:p>813.070081</text:p>
              </table:table-cell>
              <table:table-cell office:value-type="float" office:value="716.666307">
                <text:p>716.666307</text:p>
              </table:table-cell>
              <table:table-cell office:value-type="float" office:value="730.981101">
                <text:p>730.981101</text:p>
              </table:table-cell>
              <table:table-cell office:value-type="float" office:value="626.544854">
                <text:p>626.544854</text:p>
              </table:table-cell>
              <table:table-cell office:value-type="float" office:value="1249.393156">
                <text:p>1249.39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.888454">
                <text:p>1752.888454</text:p>
              </table:table-cell>
              <table:table-cell office:value-type="float" office:value="950.123088">
                <text:p>950.123088</text:p>
              </table:table-cell>
              <table:table-cell office:value-type="float" office:value="730.286558">
                <text:p>730.286558</text:p>
              </table:table-cell>
              <table:table-cell office:value-type="float" office:value="728.32136">
                <text:p>728.32136</text:p>
              </table:table-cell>
              <table:table-cell office:value-type="float" office:value="688.275314">
                <text:p>688.275314</text:p>
              </table:table-cell>
              <table:table-cell office:value-type="float" office:value="1302.798342">
                <text:p>1302.798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4.849791">
                <text:p>1854.849791</text:p>
              </table:table-cell>
              <table:table-cell office:value-type="float" office:value="880.216128">
                <text:p>880.216128</text:p>
              </table:table-cell>
              <table:table-cell office:value-type="float" office:value="738.616966">
                <text:p>738.616966</text:p>
              </table:table-cell>
              <table:table-cell office:value-type="float" office:value="755.709481">
                <text:p>755.709481</text:p>
              </table:table-cell>
              <table:table-cell office:value-type="float" office:value="758.242323">
                <text:p>758.242323</text:p>
              </table:table-cell>
              <table:table-cell office:value-type="float" office:value="1211.320714">
                <text:p>1211.3207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979.271625">
                <text:p>1979.271625</text:p>
              </table:table-cell>
              <table:table-cell office:value-type="float" office:value="939.066089">
                <text:p>939.066089</text:p>
              </table:table-cell>
              <table:table-cell office:value-type="float" office:value="748.548619">
                <text:p>748.548619</text:p>
              </table:table-cell>
              <table:table-cell office:value-type="float" office:value="794.016475">
                <text:p>794.016475</text:p>
              </table:table-cell>
              <table:table-cell office:value-type="float" office:value="742.426303">
                <text:p>742.426303</text:p>
              </table:table-cell>
              <table:table-cell office:value-type="float" office:value="1198.882263">
                <text:p>1198.88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4.147996">
                <text:p>2074.147996</text:p>
              </table:table-cell>
              <table:table-cell office:value-type="float" office:value="980.650189">
                <text:p>980.650189</text:p>
              </table:table-cell>
              <table:table-cell office:value-type="float" office:value="769.977184">
                <text:p>769.977184</text:p>
              </table:table-cell>
              <table:table-cell office:value-type="float" office:value="789.022003">
                <text:p>789.022003</text:p>
              </table:table-cell>
              <table:table-cell office:value-type="float" office:value="761.566134">
                <text:p>761.566134</text:p>
              </table:table-cell>
              <table:table-cell office:value-type="float" office:value="1270.069568">
                <text:p>1270.069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3.9438">
                <text:p>2193.9438</text:p>
              </table:table-cell>
              <table:table-cell office:value-type="float" office:value="1138.999727">
                <text:p>1138.999727</text:p>
              </table:table-cell>
              <table:table-cell office:value-type="float" office:value="815.733479">
                <text:p>815.733479</text:p>
              </table:table-cell>
              <table:table-cell office:value-type="float" office:value="842.359952">
                <text:p>842.359952</text:p>
              </table:table-cell>
              <table:table-cell office:value-type="float" office:value="814.019706">
                <text:p>814.019706</text:p>
              </table:table-cell>
              <table:table-cell office:value-type="float" office:value="1240.201147">
                <text:p>1240.201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0.527358">
                <text:p>2280.527358</text:p>
              </table:table-cell>
              <table:table-cell office:value-type="float" office:value="1041.554844">
                <text:p>1041.554844</text:p>
              </table:table-cell>
              <table:table-cell office:value-type="float" office:value="881.120844">
                <text:p>881.120844</text:p>
              </table:table-cell>
              <table:table-cell office:value-type="float" office:value="845.292479">
                <text:p>845.292479</text:p>
              </table:table-cell>
              <table:table-cell office:value-type="float" office:value="793.353431">
                <text:p>793.353431</text:p>
              </table:table-cell>
              <table:table-cell office:value-type="float" office:value="1367.217541">
                <text:p>1367.217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3.958272">
                <text:p>2393.958272</text:p>
              </table:table-cell>
              <table:table-cell office:value-type="float" office:value="994.866376">
                <text:p>994.866376</text:p>
              </table:table-cell>
              <table:table-cell office:value-type="float" office:value="845.605172">
                <text:p>845.605172</text:p>
              </table:table-cell>
              <table:table-cell office:value-type="float" office:value="883.831075">
                <text:p>883.831075</text:p>
              </table:table-cell>
              <table:table-cell office:value-type="float" office:value="802.495722">
                <text:p>802.495722</text:p>
              </table:table-cell>
              <table:table-cell office:value-type="float" office:value="1307.260392">
                <text:p>1307.26039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479.968797">
                <text:p>2479.968797</text:p>
              </table:table-cell>
              <table:table-cell office:value-type="float" office:value="1103.027979">
                <text:p>1103.027979</text:p>
              </table:table-cell>
              <table:table-cell office:value-type="float" office:value="866.361326">
                <text:p>866.361326</text:p>
              </table:table-cell>
              <table:table-cell office:value-type="float" office:value="908.305144">
                <text:p>908.305144</text:p>
              </table:table-cell>
              <table:table-cell office:value-type="float" office:value="866.588564">
                <text:p>866.588564</text:p>
              </table:table-cell>
              <table:table-cell office:value-type="float" office:value="1352.644972">
                <text:p>1352.644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5.462319">
                <text:p>2585.462319</text:p>
              </table:table-cell>
              <table:table-cell office:value-type="float" office:value="1001.02802">
                <text:p>1001.02802</text:p>
              </table:table-cell>
              <table:table-cell office:value-type="float" office:value="896.066665">
                <text:p>896.066665</text:p>
              </table:table-cell>
              <table:table-cell office:value-type="float" office:value="915.720315">
                <text:p>915.720315</text:p>
              </table:table-cell>
              <table:table-cell office:value-type="float" office:value="869.320223">
                <text:p>869.320223</text:p>
              </table:table-cell>
              <table:table-cell office:value-type="float" office:value="1298.686771">
                <text:p>1298.686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8.909232">
                <text:p>2718.909232</text:p>
              </table:table-cell>
              <table:table-cell office:value-type="float" office:value="1130.117971">
                <text:p>1130.117971</text:p>
              </table:table-cell>
              <table:table-cell office:value-type="float" office:value="929.131806">
                <text:p>929.131806</text:p>
              </table:table-cell>
              <table:table-cell office:value-type="float" office:value="926.268628">
                <text:p>926.268628</text:p>
              </table:table-cell>
              <table:table-cell office:value-type="float" office:value="889.896423">
                <text:p>889.896423</text:p>
              </table:table-cell>
              <table:table-cell office:value-type="float" office:value="1469.944376">
                <text:p>1469.944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4.265717">
                <text:p>2794.265717</text:p>
              </table:table-cell>
              <table:table-cell office:value-type="float" office:value="985.073233">
                <text:p>985.073233</text:p>
              </table:table-cell>
              <table:table-cell office:value-type="float" office:value="943.211343">
                <text:p>943.211343</text:p>
              </table:table-cell>
              <table:table-cell office:value-type="float" office:value="949.304342">
                <text:p>949.304342</text:p>
              </table:table-cell>
              <table:table-cell office:value-type="float" office:value="959.423968">
                <text:p>959.423968</text:p>
              </table:table-cell>
              <table:table-cell office:value-type="float" office:value="1299.739491">
                <text:p>1299.739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0.87992">
                <text:p>2890.87992</text:p>
              </table:table-cell>
              <table:table-cell office:value-type="float" office:value="1143.513037">
                <text:p>1143.513037</text:p>
              </table:table-cell>
              <table:table-cell office:value-type="float" office:value="960.938928">
                <text:p>960.938928</text:p>
              </table:table-cell>
              <table:table-cell office:value-type="float" office:value="962.555635">
                <text:p>962.555635</text:p>
              </table:table-cell>
              <table:table-cell office:value-type="float" office:value="937.333516">
                <text:p>937.333516</text:p>
              </table:table-cell>
              <table:table-cell office:value-type="float" office:value="1435.543527">
                <text:p>1435.5435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983.901697">
                <text:p>2983.901697</text:p>
              </table:table-cell>
              <table:table-cell office:value-type="float" office:value="1167.391106">
                <text:p>1167.391106</text:p>
              </table:table-cell>
              <table:table-cell office:value-type="float" office:value="969.971962">
                <text:p>969.971962</text:p>
              </table:table-cell>
              <table:table-cell office:value-type="float" office:value="991.656633">
                <text:p>991.656633</text:p>
              </table:table-cell>
              <table:table-cell office:value-type="float" office:value="935.742729">
                <text:p>935.742729</text:p>
              </table:table-cell>
              <table:table-cell office:value-type="float" office:value="1240.37135">
                <text:p>1240.37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4cm" svg:y="0.119cm" svg:width="7.443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424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136cm" svg:y="4.17cm" chart:style-name="ch6">
              <text:p>msort 3000000 t (ms)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series chart:style-name="ch12" chart:values-cell-range-address="local-table.$B$7:.$IG$7" chart:label-cell-address="local-table.$A$7" chart:class="chart:line">
            <chart:data-point chart:repeated="2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msort_serial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  <table:table-cell office:value-type="float" office:value="2983.901697">
                <text:p>2983.901697</text:p>
              </table:table-cell>
            </table:table-row>
            <table:table-row>
              <table:table-cell office:value-type="string">
                <text:p>msort_omp_none</text:p>
              </table:table-cell>
              <table:table-cell office:value-type="float" office:value="6042.895301">
                <text:p>6042.895301</text:p>
              </table:table-cell>
              <table:table-cell office:value-type="float" office:value="8578.583099">
                <text:p>8578.583099</text:p>
              </table:table-cell>
              <table:table-cell office:value-type="float" office:value="6624.550593">
                <text:p>6624.550593</text:p>
              </table:table-cell>
              <table:table-cell office:value-type="float" office:value="5871.84171">
                <text:p>5871.84171</text:p>
              </table:table-cell>
              <table:table-cell office:value-type="float" office:value="4411.122963">
                <text:p>4411.122963</text:p>
              </table:table-cell>
              <table:table-cell office:value-type="float" office:value="5021.133965">
                <text:p>5021.133965</text:p>
              </table:table-cell>
              <table:table-cell office:value-type="float" office:value="4029.50261">
                <text:p>4029.50261</text:p>
              </table:table-cell>
              <table:table-cell office:value-type="float" office:value="3356.114158">
                <text:p>3356.114158</text:p>
              </table:table-cell>
              <table:table-cell office:value-type="float" office:value="3051.288197">
                <text:p>3051.288197</text:p>
              </table:table-cell>
              <table:table-cell office:value-type="float" office:value="2691.901936">
                <text:p>2691.901936</text:p>
              </table:table-cell>
              <table:table-cell office:value-type="float" office:value="2533.810749">
                <text:p>2533.810749</text:p>
              </table:table-cell>
              <table:table-cell office:value-type="float" office:value="2605.49224">
                <text:p>2605.49224</text:p>
              </table:table-cell>
              <table:table-cell office:value-type="float" office:value="2143.128044">
                <text:p>2143.128044</text:p>
              </table:table-cell>
              <table:table-cell office:value-type="float" office:value="2049.125336">
                <text:p>2049.125336</text:p>
              </table:table-cell>
              <table:table-cell office:value-type="float" office:value="1948.447037">
                <text:p>1948.447037</text:p>
              </table:table-cell>
              <table:table-cell office:value-type="float" office:value="2046.392329">
                <text:p>2046.392329</text:p>
              </table:table-cell>
              <table:table-cell office:value-type="float" office:value="1827.925124">
                <text:p>1827.925124</text:p>
              </table:table-cell>
              <table:table-cell office:value-type="float" office:value="1848.715602">
                <text:p>1848.715602</text:p>
              </table:table-cell>
              <table:table-cell office:value-type="float" office:value="1780.338933">
                <text:p>1780.338933</text:p>
              </table:table-cell>
              <table:table-cell office:value-type="float" office:value="1542.5939">
                <text:p>1542.5939</text:p>
              </table:table-cell>
              <table:table-cell office:value-type="float" office:value="1428.879163">
                <text:p>1428.879163</text:p>
              </table:table-cell>
              <table:table-cell office:value-type="float" office:value="1429.025694">
                <text:p>1429.025694</text:p>
              </table:table-cell>
              <table:table-cell office:value-type="float" office:value="1466.840937">
                <text:p>1466.840937</text:p>
              </table:table-cell>
              <table:table-cell office:value-type="float" office:value="1463.213738">
                <text:p>1463.213738</text:p>
              </table:table-cell>
              <table:table-cell office:value-type="float" office:value="1504.371847">
                <text:p>1504.371847</text:p>
              </table:table-cell>
              <table:table-cell office:value-type="float" office:value="1415.642623">
                <text:p>1415.642623</text:p>
              </table:table-cell>
              <table:table-cell office:value-type="float" office:value="1365.3607">
                <text:p>1365.3607</text:p>
              </table:table-cell>
              <table:table-cell office:value-type="float" office:value="1364.643062">
                <text:p>1364.643062</text:p>
              </table:table-cell>
              <table:table-cell office:value-type="float" office:value="1208.95275">
                <text:p>1208.95275</text:p>
              </table:table-cell>
              <table:table-cell office:value-type="float" office:value="1194.825867">
                <text:p>1194.825867</text:p>
              </table:table-cell>
              <table:table-cell office:value-type="float" office:value="1284.576442">
                <text:p>1284.576442</text:p>
              </table:table-cell>
              <table:table-cell office:value-type="float" office:value="1181.918573">
                <text:p>1181.918573</text:p>
              </table:table-cell>
              <table:table-cell office:value-type="float" office:value="1182.021671">
                <text:p>1182.021671</text:p>
              </table:table-cell>
              <table:table-cell office:value-type="float" office:value="1098.324513">
                <text:p>1098.324513</text:p>
              </table:table-cell>
              <table:table-cell office:value-type="float" office:value="1012.160658">
                <text:p>1012.160658</text:p>
              </table:table-cell>
              <table:table-cell office:value-type="float" office:value="1040.344303">
                <text:p>1040.344303</text:p>
              </table:table-cell>
              <table:table-cell office:value-type="float" office:value="975.493789">
                <text:p>975.493789</text:p>
              </table:table-cell>
              <table:table-cell office:value-type="float" office:value="1070.087814">
                <text:p>1070.087814</text:p>
              </table:table-cell>
              <table:table-cell office:value-type="float" office:value="914.461143">
                <text:p>914.461143</text:p>
              </table:table-cell>
              <table:table-cell office:value-type="float" office:value="1009.960332">
                <text:p>1009.960332</text:p>
              </table:table-cell>
              <table:table-cell office:value-type="float" office:value="948.126519">
                <text:p>948.126519</text:p>
              </table:table-cell>
              <table:table-cell office:value-type="float" office:value="1025.672616">
                <text:p>1025.672616</text:p>
              </table:table-cell>
              <table:table-cell office:value-type="float" office:value="899.83244">
                <text:p>899.83244</text:p>
              </table:table-cell>
              <table:table-cell office:value-type="float" office:value="985.448153">
                <text:p>985.448153</text:p>
              </table:table-cell>
              <table:table-cell office:value-type="float" office:value="913.224106">
                <text:p>913.224106</text:p>
              </table:table-cell>
              <table:table-cell office:value-type="float" office:value="949.860564">
                <text:p>949.860564</text:p>
              </table:table-cell>
              <table:table-cell office:value-type="float" office:value="868.87133">
                <text:p>868.87133</text:p>
              </table:table-cell>
              <table:table-cell office:value-type="float" office:value="859.503214">
                <text:p>859.503214</text:p>
              </table:table-cell>
              <table:table-cell office:value-type="float" office:value="788.790017">
                <text:p>788.790017</text:p>
              </table:table-cell>
              <table:table-cell office:value-type="float" office:value="905.64707">
                <text:p>905.64707</text:p>
              </table:table-cell>
              <table:table-cell office:value-type="float" office:value="799.326076">
                <text:p>799.326076</text:p>
              </table:table-cell>
              <table:table-cell office:value-type="float" office:value="833.296123">
                <text:p>833.296123</text:p>
              </table:table-cell>
              <table:table-cell office:value-type="float" office:value="858.216968">
                <text:p>858.216968</text:p>
              </table:table-cell>
              <table:table-cell office:value-type="float" office:value="786.337882">
                <text:p>786.337882</text:p>
              </table:table-cell>
              <table:table-cell office:value-type="float" office:value="828.440995">
                <text:p>828.440995</text:p>
              </table:table-cell>
              <table:table-cell office:value-type="float" office:value="838.644156">
                <text:p>838.644156</text:p>
              </table:table-cell>
              <table:table-cell office:value-type="float" office:value="845.954112">
                <text:p>845.954112</text:p>
              </table:table-cell>
              <table:table-cell office:value-type="float" office:value="864.495057">
                <text:p>864.495057</text:p>
              </table:table-cell>
              <table:table-cell office:value-type="float" office:value="754.40431">
                <text:p>754.40431</text:p>
              </table:table-cell>
              <table:table-cell office:value-type="float" office:value="810.522292">
                <text:p>810.522292</text:p>
              </table:table-cell>
              <table:table-cell office:value-type="float" office:value="750.136777">
                <text:p>750.136777</text:p>
              </table:table-cell>
              <table:table-cell office:value-type="float" office:value="816.815585">
                <text:p>816.815585</text:p>
              </table:table-cell>
              <table:table-cell office:value-type="float" office:value="711.17983">
                <text:p>711.17983</text:p>
              </table:table-cell>
              <table:table-cell office:value-type="float" office:value="792.532952">
                <text:p>792.532952</text:p>
              </table:table-cell>
              <table:table-cell office:value-type="float" office:value="785.127341">
                <text:p>785.127341</text:p>
              </table:table-cell>
              <table:table-cell office:value-type="float" office:value="714.333436">
                <text:p>714.333436</text:p>
              </table:table-cell>
              <table:table-cell office:value-type="float" office:value="803.460999">
                <text:p>803.460999</text:p>
              </table:table-cell>
              <table:table-cell office:value-type="float" office:value="799.132969">
                <text:p>799.132969</text:p>
              </table:table-cell>
              <table:table-cell office:value-type="float" office:value="824.792239">
                <text:p>824.792239</text:p>
              </table:table-cell>
              <table:table-cell office:value-type="float" office:value="750.140307">
                <text:p>750.140307</text:p>
              </table:table-cell>
              <table:table-cell office:value-type="float" office:value="848.98807">
                <text:p>848.98807</text:p>
              </table:table-cell>
              <table:table-cell office:value-type="float" office:value="812.207773">
                <text:p>812.207773</text:p>
              </table:table-cell>
              <table:table-cell office:value-type="float" office:value="871.982979">
                <text:p>871.982979</text:p>
              </table:table-cell>
              <table:table-cell office:value-type="float" office:value="787.425119">
                <text:p>787.425119</text:p>
              </table:table-cell>
              <table:table-cell office:value-type="float" office:value="821.575184">
                <text:p>821.575184</text:p>
              </table:table-cell>
              <table:table-cell office:value-type="float" office:value="830.749489">
                <text:p>830.749489</text:p>
              </table:table-cell>
              <table:table-cell office:value-type="float" office:value="793.861539">
                <text:p>793.861539</text:p>
              </table:table-cell>
              <table:table-cell office:value-type="float" office:value="795.455923">
                <text:p>795.455923</text:p>
              </table:table-cell>
              <table:table-cell office:value-type="float" office:value="790.432195">
                <text:p>790.432195</text:p>
              </table:table-cell>
              <table:table-cell office:value-type="float" office:value="776.329884">
                <text:p>776.329884</text:p>
              </table:table-cell>
              <table:table-cell office:value-type="float" office:value="762.421577">
                <text:p>762.421577</text:p>
              </table:table-cell>
              <table:table-cell office:value-type="float" office:value="795.827637">
                <text:p>795.827637</text:p>
              </table:table-cell>
              <table:table-cell office:value-type="float" office:value="800.701432">
                <text:p>800.701432</text:p>
              </table:table-cell>
              <table:table-cell office:value-type="float" office:value="758.702379">
                <text:p>758.702379</text:p>
              </table:table-cell>
              <table:table-cell office:value-type="float" office:value="663.812151">
                <text:p>663.812151</text:p>
              </table:table-cell>
              <table:table-cell office:value-type="float" office:value="703.465824">
                <text:p>703.465824</text:p>
              </table:table-cell>
              <table:table-cell office:value-type="float" office:value="778.430062">
                <text:p>778.430062</text:p>
              </table:table-cell>
              <table:table-cell office:value-type="float" office:value="801.088481">
                <text:p>801.088481</text:p>
              </table:table-cell>
              <table:table-cell office:value-type="float" office:value="817.385987">
                <text:p>817.385987</text:p>
              </table:table-cell>
              <table:table-cell office:value-type="float" office:value="730.535671">
                <text:p>730.535671</text:p>
              </table:table-cell>
              <table:table-cell office:value-type="float" office:value="796.543864">
                <text:p>796.543864</text:p>
              </table:table-cell>
              <table:table-cell office:value-type="float" office:value="751.231713">
                <text:p>751.231713</text:p>
              </table:table-cell>
              <table:table-cell office:value-type="float" office:value="804.848095">
                <text:p>804.848095</text:p>
              </table:table-cell>
              <table:table-cell office:value-type="float" office:value="760.464463">
                <text:p>760.464463</text:p>
              </table:table-cell>
              <table:table-cell office:value-type="float" office:value="696.30291">
                <text:p>696.30291</text:p>
              </table:table-cell>
              <table:table-cell office:value-type="float" office:value="820.983675">
                <text:p>820.983675</text:p>
              </table:table-cell>
              <table:table-cell office:value-type="float" office:value="837.176606">
                <text:p>837.176606</text:p>
              </table:table-cell>
              <table:table-cell office:value-type="float" office:value="766.550661">
                <text:p>766.550661</text:p>
              </table:table-cell>
              <table:table-cell office:value-type="float" office:value="740.536486">
                <text:p>740.536486</text:p>
              </table:table-cell>
              <table:table-cell office:value-type="float" office:value="770.817102">
                <text:p>770.817102</text:p>
              </table:table-cell>
              <table:table-cell office:value-type="float" office:value="821.723574">
                <text:p>821.723574</text:p>
              </table:table-cell>
              <table:table-cell office:value-type="float" office:value="792.154118">
                <text:p>792.154118</text:p>
              </table:table-cell>
              <table:table-cell office:value-type="float" office:value="804.435387">
                <text:p>804.435387</text:p>
              </table:table-cell>
              <table:table-cell office:value-type="float" office:value="747.701517">
                <text:p>747.701517</text:p>
              </table:table-cell>
              <table:table-cell office:value-type="float" office:value="733.866733">
                <text:p>733.866733</text:p>
              </table:table-cell>
              <table:table-cell office:value-type="float" office:value="738.648785">
                <text:p>738.648785</text:p>
              </table:table-cell>
              <table:table-cell office:value-type="float" office:value="801.850964">
                <text:p>801.850964</text:p>
              </table:table-cell>
              <table:table-cell office:value-type="float" office:value="809.277491">
                <text:p>809.277491</text:p>
              </table:table-cell>
              <table:table-cell office:value-type="float" office:value="824.620176">
                <text:p>824.620176</text:p>
              </table:table-cell>
              <table:table-cell office:value-type="float" office:value="852.254908">
                <text:p>852.254908</text:p>
              </table:table-cell>
              <table:table-cell office:value-type="float" office:value="807.341098">
                <text:p>807.341098</text:p>
              </table:table-cell>
              <table:table-cell office:value-type="float" office:value="772.717247">
                <text:p>772.717247</text:p>
              </table:table-cell>
              <table:table-cell office:value-type="float" office:value="795.614641">
                <text:p>795.614641</text:p>
              </table:table-cell>
              <table:table-cell office:value-type="float" office:value="755.300301">
                <text:p>755.300301</text:p>
              </table:table-cell>
              <table:table-cell office:value-type="float" office:value="802.075442">
                <text:p>802.075442</text:p>
              </table:table-cell>
              <table:table-cell office:value-type="float" office:value="779.637398">
                <text:p>779.637398</text:p>
              </table:table-cell>
              <table:table-cell office:value-type="float" office:value="774.120833">
                <text:p>774.120833</text:p>
              </table:table-cell>
              <table:table-cell office:value-type="float" office:value="764.018525">
                <text:p>764.018525</text:p>
              </table:table-cell>
              <table:table-cell office:value-type="float" office:value="764.874674">
                <text:p>764.874674</text:p>
              </table:table-cell>
              <table:table-cell office:value-type="float" office:value="762.371921">
                <text:p>762.371921</text:p>
              </table:table-cell>
              <table:table-cell office:value-type="float" office:value="812.338777">
                <text:p>812.338777</text:p>
              </table:table-cell>
              <table:table-cell office:value-type="float" office:value="847.251518">
                <text:p>847.251518</text:p>
              </table:table-cell>
              <table:table-cell office:value-type="float" office:value="794.833746">
                <text:p>794.833746</text:p>
              </table:table-cell>
              <table:table-cell office:value-type="float" office:value="804.350445">
                <text:p>804.350445</text:p>
              </table:table-cell>
              <table:table-cell office:value-type="float" office:value="839.025363">
                <text:p>839.025363</text:p>
              </table:table-cell>
              <table:table-cell office:value-type="float" office:value="729.766518">
                <text:p>729.766518</text:p>
              </table:table-cell>
              <table:table-cell office:value-type="float" office:value="864.340058">
                <text:p>864.340058</text:p>
              </table:table-cell>
              <table:table-cell office:value-type="float" office:value="814.982481">
                <text:p>814.982481</text:p>
              </table:table-cell>
              <table:table-cell office:value-type="float" office:value="815.931014">
                <text:p>815.931014</text:p>
              </table:table-cell>
              <table:table-cell office:value-type="float" office:value="837.113734">
                <text:p>837.113734</text:p>
              </table:table-cell>
              <table:table-cell office:value-type="float" office:value="846.489229">
                <text:p>846.489229</text:p>
              </table:table-cell>
              <table:table-cell office:value-type="float" office:value="883.15937">
                <text:p>883.15937</text:p>
              </table:table-cell>
              <table:table-cell office:value-type="float" office:value="856.710929">
                <text:p>856.710929</text:p>
              </table:table-cell>
              <table:table-cell office:value-type="float" office:value="807.54171">
                <text:p>807.54171</text:p>
              </table:table-cell>
              <table:table-cell office:value-type="float" office:value="838.34872">
                <text:p>838.34872</text:p>
              </table:table-cell>
              <table:table-cell office:value-type="float" office:value="779.038191">
                <text:p>779.038191</text:p>
              </table:table-cell>
              <table:table-cell office:value-type="float" office:value="854.640965">
                <text:p>854.640965</text:p>
              </table:table-cell>
              <table:table-cell office:value-type="float" office:value="898.41288">
                <text:p>898.41288</text:p>
              </table:table-cell>
              <table:table-cell office:value-type="float" office:value="862.318467">
                <text:p>862.318467</text:p>
              </table:table-cell>
              <table:table-cell office:value-type="float" office:value="883.706935">
                <text:p>883.706935</text:p>
              </table:table-cell>
              <table:table-cell office:value-type="float" office:value="831.646119">
                <text:p>831.646119</text:p>
              </table:table-cell>
              <table:table-cell office:value-type="float" office:value="856.267552">
                <text:p>856.267552</text:p>
              </table:table-cell>
              <table:table-cell office:value-type="float" office:value="726.781446">
                <text:p>726.781446</text:p>
              </table:table-cell>
              <table:table-cell office:value-type="float" office:value="805.896005">
                <text:p>805.896005</text:p>
              </table:table-cell>
              <table:table-cell office:value-type="float" office:value="826.43108">
                <text:p>826.43108</text:p>
              </table:table-cell>
              <table:table-cell office:value-type="float" office:value="870.539041">
                <text:p>870.539041</text:p>
              </table:table-cell>
              <table:table-cell office:value-type="float" office:value="836.352343">
                <text:p>836.352343</text:p>
              </table:table-cell>
              <table:table-cell office:value-type="float" office:value="837.442081">
                <text:p>837.442081</text:p>
              </table:table-cell>
              <table:table-cell office:value-type="float" office:value="885.889426">
                <text:p>885.889426</text:p>
              </table:table-cell>
              <table:table-cell office:value-type="float" office:value="887.426581">
                <text:p>887.426581</text:p>
              </table:table-cell>
              <table:table-cell office:value-type="float" office:value="847.776628">
                <text:p>847.776628</text:p>
              </table:table-cell>
              <table:table-cell office:value-type="float" office:value="919.615747">
                <text:p>919.615747</text:p>
              </table:table-cell>
              <table:table-cell office:value-type="float" office:value="884.670479">
                <text:p>884.670479</text:p>
              </table:table-cell>
              <table:table-cell office:value-type="float" office:value="914.967198">
                <text:p>914.967198</text:p>
              </table:table-cell>
              <table:table-cell office:value-type="float" office:value="897.922607">
                <text:p>897.922607</text:p>
              </table:table-cell>
              <table:table-cell office:value-type="float" office:value="879.226664">
                <text:p>879.226664</text:p>
              </table:table-cell>
              <table:table-cell office:value-type="float" office:value="916.583072">
                <text:p>916.583072</text:p>
              </table:table-cell>
              <table:table-cell office:value-type="float" office:value="856.310729">
                <text:p>856.310729</text:p>
              </table:table-cell>
              <table:table-cell office:value-type="float" office:value="922.528707">
                <text:p>922.528707</text:p>
              </table:table-cell>
              <table:table-cell office:value-type="float" office:value="876.338724">
                <text:p>876.338724</text:p>
              </table:table-cell>
              <table:table-cell office:value-type="float" office:value="907.897374">
                <text:p>907.897374</text:p>
              </table:table-cell>
              <table:table-cell office:value-type="float" office:value="821.794529">
                <text:p>821.794529</text:p>
              </table:table-cell>
              <table:table-cell office:value-type="float" office:value="910.459215">
                <text:p>910.459215</text:p>
              </table:table-cell>
              <table:table-cell office:value-type="float" office:value="870.726375">
                <text:p>870.726375</text:p>
              </table:table-cell>
              <table:table-cell office:value-type="float" office:value="917.577411">
                <text:p>917.577411</text:p>
              </table:table-cell>
              <table:table-cell office:value-type="float" office:value="837.452409">
                <text:p>837.452409</text:p>
              </table:table-cell>
              <table:table-cell office:value-type="float" office:value="900.167393">
                <text:p>900.167393</text:p>
              </table:table-cell>
              <table:table-cell office:value-type="float" office:value="891.059875">
                <text:p>891.059875</text:p>
              </table:table-cell>
              <table:table-cell office:value-type="float" office:value="894.187692">
                <text:p>894.187692</text:p>
              </table:table-cell>
              <table:table-cell office:value-type="float" office:value="945.995286">
                <text:p>945.995286</text:p>
              </table:table-cell>
              <table:table-cell office:value-type="float" office:value="903.463617">
                <text:p>903.463617</text:p>
              </table:table-cell>
              <table:table-cell office:value-type="float" office:value="829.546965">
                <text:p>829.546965</text:p>
              </table:table-cell>
              <table:table-cell office:value-type="float" office:value="898.961663">
                <text:p>898.961663</text:p>
              </table:table-cell>
              <table:table-cell office:value-type="float" office:value="926.00354">
                <text:p>926.00354</text:p>
              </table:table-cell>
              <table:table-cell office:value-type="float" office:value="893.03643">
                <text:p>893.03643</text:p>
              </table:table-cell>
              <table:table-cell office:value-type="float" office:value="928.282839">
                <text:p>928.282839</text:p>
              </table:table-cell>
              <table:table-cell office:value-type="float" office:value="928.721918">
                <text:p>928.721918</text:p>
              </table:table-cell>
              <table:table-cell office:value-type="float" office:value="901.874752">
                <text:p>901.874752</text:p>
              </table:table-cell>
              <table:table-cell office:value-type="float" office:value="951.509094">
                <text:p>951.509094</text:p>
              </table:table-cell>
              <table:table-cell office:value-type="float" office:value="843.863043">
                <text:p>843.863043</text:p>
              </table:table-cell>
              <table:table-cell office:value-type="float" office:value="968.523213">
                <text:p>968.523213</text:p>
              </table:table-cell>
              <table:table-cell office:value-type="float" office:value="970.153265">
                <text:p>970.153265</text:p>
              </table:table-cell>
              <table:table-cell office:value-type="float" office:value="919.333338">
                <text:p>919.333338</text:p>
              </table:table-cell>
              <table:table-cell office:value-type="float" office:value="1010.206111">
                <text:p>1010.206111</text:p>
              </table:table-cell>
              <table:table-cell office:value-type="float" office:value="879.026694">
                <text:p>879.026694</text:p>
              </table:table-cell>
              <table:table-cell office:value-type="float" office:value="926.075521">
                <text:p>926.075521</text:p>
              </table:table-cell>
              <table:table-cell office:value-type="float" office:value="961.354396">
                <text:p>961.354396</text:p>
              </table:table-cell>
              <table:table-cell office:value-type="float" office:value="999.109335">
                <text:p>999.109335</text:p>
              </table:table-cell>
              <table:table-cell office:value-type="float" office:value="984.974369">
                <text:p>984.974369</text:p>
              </table:table-cell>
              <table:table-cell office:value-type="float" office:value="958.492438">
                <text:p>958.492438</text:p>
              </table:table-cell>
              <table:table-cell office:value-type="float" office:value="1027.702161">
                <text:p>1027.702161</text:p>
              </table:table-cell>
              <table:table-cell office:value-type="float" office:value="982.96176">
                <text:p>982.96176</text:p>
              </table:table-cell>
              <table:table-cell office:value-type="float" office:value="899.944775">
                <text:p>899.944775</text:p>
              </table:table-cell>
              <table:table-cell office:value-type="float" office:value="993.262049">
                <text:p>993.262049</text:p>
              </table:table-cell>
              <table:table-cell office:value-type="float" office:value="990.010092">
                <text:p>990.010092</text:p>
              </table:table-cell>
              <table:table-cell office:value-type="float" office:value="1053.218109">
                <text:p>1053.218109</text:p>
              </table:table-cell>
              <table:table-cell office:value-type="float" office:value="946.950427">
                <text:p>946.950427</text:p>
              </table:table-cell>
              <table:table-cell office:value-type="float" office:value="970.074609">
                <text:p>970.074609</text:p>
              </table:table-cell>
              <table:table-cell office:value-type="float" office:value="1064.711425">
                <text:p>1064.711425</text:p>
              </table:table-cell>
              <table:table-cell office:value-type="float" office:value="1038.330411">
                <text:p>1038.330411</text:p>
              </table:table-cell>
              <table:table-cell office:value-type="float" office:value="1018.575461">
                <text:p>1018.575461</text:p>
              </table:table-cell>
              <table:table-cell office:value-type="float" office:value="995.906714">
                <text:p>995.906714</text:p>
              </table:table-cell>
              <table:table-cell office:value-type="float" office:value="975.121817">
                <text:p>975.121817</text:p>
              </table:table-cell>
              <table:table-cell office:value-type="float" office:value="1037.937911">
                <text:p>1037.937911</text:p>
              </table:table-cell>
              <table:table-cell office:value-type="float" office:value="1008.5477">
                <text:p>1008.5477</text:p>
              </table:table-cell>
              <table:table-cell office:value-type="float" office:value="990.318935">
                <text:p>990.318935</text:p>
              </table:table-cell>
              <table:table-cell office:value-type="float" office:value="940.740856">
                <text:p>940.740856</text:p>
              </table:table-cell>
              <table:table-cell office:value-type="float" office:value="1020.5472">
                <text:p>1020.5472</text:p>
              </table:table-cell>
              <table:table-cell office:value-type="float" office:value="956.18587">
                <text:p>956.18587</text:p>
              </table:table-cell>
              <table:table-cell office:value-type="float" office:value="999.855523">
                <text:p>999.855523</text:p>
              </table:table-cell>
              <table:table-cell office:value-type="float" office:value="1106.541753">
                <text:p>1106.541753</text:p>
              </table:table-cell>
              <table:table-cell office:value-type="float" office:value="910.437723">
                <text:p>910.437723</text:p>
              </table:table-cell>
              <table:table-cell office:value-type="float" office:value="1086.422723">
                <text:p>1086.422723</text:p>
              </table:table-cell>
              <table:table-cell office:value-type="float" office:value="952.308276">
                <text:p>952.308276</text:p>
              </table:table-cell>
              <table:table-cell office:value-type="float" office:value="1069.206964">
                <text:p>1069.206964</text:p>
              </table:table-cell>
              <table:table-cell office:value-type="float" office:value="1121.001022">
                <text:p>1121.001022</text:p>
              </table:table-cell>
              <table:table-cell office:value-type="float" office:value="1018.51387">
                <text:p>1018.51387</text:p>
              </table:table-cell>
              <table:table-cell office:value-type="float" office:value="1025.772505">
                <text:p>1025.772505</text:p>
              </table:table-cell>
              <table:table-cell office:value-type="float" office:value="1089.929951">
                <text:p>1089.929951</text:p>
              </table:table-cell>
              <table:table-cell office:value-type="float" office:value="1018.296193">
                <text:p>1018.296193</text:p>
              </table:table-cell>
              <table:table-cell office:value-type="float" office:value="1060.875659">
                <text:p>1060.875659</text:p>
              </table:table-cell>
              <table:table-cell office:value-type="float" office:value="1050.265885">
                <text:p>1050.265885</text:p>
              </table:table-cell>
              <table:table-cell office:value-type="float" office:value="1043.817851">
                <text:p>1043.817851</text:p>
              </table:table-cell>
              <table:table-cell office:value-type="float" office:value="997.293747">
                <text:p>997.293747</text:p>
              </table:table-cell>
              <table:table-cell office:value-type="float" office:value="993.302852">
                <text:p>993.302852</text:p>
              </table:table-cell>
              <table:table-cell office:value-type="float" office:value="1077.805477">
                <text:p>1077.805477</text:p>
              </table:table-cell>
              <table:table-cell office:value-type="float" office:value="1192.286353">
                <text:p>1192.286353</text:p>
              </table:table-cell>
              <table:table-cell office:value-type="float" office:value="1081.463212">
                <text:p>1081.463212</text:p>
              </table:table-cell>
              <table:table-cell office:value-type="float" office:value="1152.1247">
                <text:p>1152.1247</text:p>
              </table:table-cell>
              <table:table-cell office:value-type="float" office:value="1241.661124">
                <text:p>1241.661124</text:p>
              </table:table-cell>
              <table:table-cell office:value-type="float" office:value="1065.743616">
                <text:p>1065.743616</text:p>
              </table:table-cell>
              <table:table-cell office:value-type="float" office:value="1097.47016">
                <text:p>1097.47016</text:p>
              </table:table-cell>
              <table:table-cell office:value-type="float" office:value="1161.078184">
                <text:p>1161.078184</text:p>
              </table:table-cell>
              <table:table-cell office:value-type="float" office:value="1005.018018">
                <text:p>1005.018018</text:p>
              </table:table-cell>
              <table:table-cell office:value-type="float" office:value="1136.676865">
                <text:p>1136.676865</text:p>
              </table:table-cell>
              <table:table-cell office:value-type="float" office:value="1075.515139">
                <text:p>1075.515139</text:p>
              </table:table-cell>
              <table:table-cell office:value-type="float" office:value="1192.899549">
                <text:p>1192.899549</text:p>
              </table:table-cell>
              <table:table-cell office:value-type="float" office:value="1104.077171">
                <text:p>1104.077171</text:p>
              </table:table-cell>
              <table:table-cell office:value-type="float" office:value="1177.514649">
                <text:p>1177.514649</text:p>
              </table:table-cell>
              <table:table-cell office:value-type="float" office:value="1167.391106">
                <text:p>1167.391106</text:p>
              </table:table-cell>
            </table:table-row>
            <table:table-row>
              <table:table-cell office:value-type="string">
                <text:p>msort_omp_compact</text:p>
              </table:table-cell>
              <table:table-cell office:value-type="float" office:value="6049.848428">
                <text:p>6049.848428</text:p>
              </table:table-cell>
              <table:table-cell office:value-type="float" office:value="11299.212779">
                <text:p>11299.212779</text:p>
              </table:table-cell>
              <table:table-cell office:value-type="float" office:value="10819.023739">
                <text:p>10819.023739</text:p>
              </table:table-cell>
              <table:table-cell office:value-type="float" office:value="11495.484063">
                <text:p>11495.484063</text:p>
              </table:table-cell>
              <table:table-cell office:value-type="float" office:value="7819.457235">
                <text:p>7819.457235</text:p>
              </table:table-cell>
              <table:table-cell office:value-type="float" office:value="7153.032816">
                <text:p>7153.032816</text:p>
              </table:table-cell>
              <table:table-cell office:value-type="float" office:value="6410.334496">
                <text:p>6410.334496</text:p>
              </table:table-cell>
              <table:table-cell office:value-type="float" office:value="6446.587502">
                <text:p>6446.587502</text:p>
              </table:table-cell>
              <table:table-cell office:value-type="float" office:value="5162.256262">
                <text:p>5162.256262</text:p>
              </table:table-cell>
              <table:table-cell office:value-type="float" office:value="4558.35584">
                <text:p>4558.35584</text:p>
              </table:table-cell>
              <table:table-cell office:value-type="float" office:value="4321.622787">
                <text:p>4321.622787</text:p>
              </table:table-cell>
              <table:table-cell office:value-type="float" office:value="4492.497193">
                <text:p>4492.497193</text:p>
              </table:table-cell>
              <table:table-cell office:value-type="float" office:value="3822.081177">
                <text:p>3822.081177</text:p>
              </table:table-cell>
              <table:table-cell office:value-type="float" office:value="3377.090814">
                <text:p>3377.090814</text:p>
              </table:table-cell>
              <table:table-cell office:value-type="float" office:value="3324.589253">
                <text:p>3324.589253</text:p>
              </table:table-cell>
              <table:table-cell office:value-type="float" office:value="3482.941166">
                <text:p>3482.941166</text:p>
              </table:table-cell>
              <table:table-cell office:value-type="float" office:value="3062.685473">
                <text:p>3062.685473</text:p>
              </table:table-cell>
              <table:table-cell office:value-type="float" office:value="3153.766172">
                <text:p>3153.766172</text:p>
              </table:table-cell>
              <table:table-cell office:value-type="float" office:value="2837.087303">
                <text:p>2837.087303</text:p>
              </table:table-cell>
              <table:table-cell office:value-type="float" office:value="2758.726438">
                <text:p>2758.726438</text:p>
              </table:table-cell>
              <table:table-cell office:value-type="float" office:value="2692.533609">
                <text:p>2692.533609</text:p>
              </table:table-cell>
              <table:table-cell office:value-type="float" office:value="2469.274724">
                <text:p>2469.274724</text:p>
              </table:table-cell>
              <table:table-cell office:value-type="float" office:value="2435.82241">
                <text:p>2435.82241</text:p>
              </table:table-cell>
              <table:table-cell office:value-type="float" office:value="2530.93115">
                <text:p>2530.93115</text:p>
              </table:table-cell>
              <table:table-cell office:value-type="float" office:value="2368.392798">
                <text:p>2368.392798</text:p>
              </table:table-cell>
              <table:table-cell office:value-type="float" office:value="2168.025856">
                <text:p>2168.025856</text:p>
              </table:table-cell>
              <table:table-cell office:value-type="float" office:value="2106.521544">
                <text:p>2106.521544</text:p>
              </table:table-cell>
              <table:table-cell office:value-type="float" office:value="2216.415334">
                <text:p>2216.415334</text:p>
              </table:table-cell>
              <table:table-cell office:value-type="float" office:value="2126.039826">
                <text:p>2126.039826</text:p>
              </table:table-cell>
              <table:table-cell office:value-type="float" office:value="1925.962288">
                <text:p>1925.962288</text:p>
              </table:table-cell>
              <table:table-cell office:value-type="float" office:value="1914.542748">
                <text:p>1914.542748</text:p>
              </table:table-cell>
              <table:table-cell office:value-type="float" office:value="1967.969746">
                <text:p>1967.969746</text:p>
              </table:table-cell>
              <table:table-cell office:value-type="float" office:value="1779.639324">
                <text:p>1779.639324</text:p>
              </table:table-cell>
              <table:table-cell office:value-type="float" office:value="1841.573732">
                <text:p>1841.573732</text:p>
              </table:table-cell>
              <table:table-cell office:value-type="float" office:value="1700.502054">
                <text:p>1700.502054</text:p>
              </table:table-cell>
              <table:table-cell office:value-type="float" office:value="1840.736187">
                <text:p>1840.736187</text:p>
              </table:table-cell>
              <table:table-cell office:value-type="float" office:value="1711.251106">
                <text:p>1711.251106</text:p>
              </table:table-cell>
              <table:table-cell office:value-type="float" office:value="1706.061346">
                <text:p>1706.061346</text:p>
              </table:table-cell>
              <table:table-cell office:value-type="float" office:value="1599.795204">
                <text:p>1599.795204</text:p>
              </table:table-cell>
              <table:table-cell office:value-type="float" office:value="1746.363563">
                <text:p>1746.363563</text:p>
              </table:table-cell>
              <table:table-cell office:value-type="float" office:value="1527.950505">
                <text:p>1527.950505</text:p>
              </table:table-cell>
              <table:table-cell office:value-type="float" office:value="1543.211328">
                <text:p>1543.211328</text:p>
              </table:table-cell>
              <table:table-cell office:value-type="float" office:value="1506.983537">
                <text:p>1506.983537</text:p>
              </table:table-cell>
              <table:table-cell office:value-type="float" office:value="1642.113174">
                <text:p>1642.113174</text:p>
              </table:table-cell>
              <table:table-cell office:value-type="float" office:value="1498.43128">
                <text:p>1498.43128</text:p>
              </table:table-cell>
              <table:table-cell office:value-type="float" office:value="1366.199272">
                <text:p>1366.199272</text:p>
              </table:table-cell>
              <table:table-cell office:value-type="float" office:value="1467.572884">
                <text:p>1467.572884</text:p>
              </table:table-cell>
              <table:table-cell office:value-type="float" office:value="1455.515001">
                <text:p>1455.515001</text:p>
              </table:table-cell>
              <table:table-cell office:value-type="float" office:value="1335.1137">
                <text:p>1335.1137</text:p>
              </table:table-cell>
              <table:table-cell office:value-type="float" office:value="1366.232312">
                <text:p>1366.232312</text:p>
              </table:table-cell>
              <table:table-cell office:value-type="float" office:value="1408.495363">
                <text:p>1408.495363</text:p>
              </table:table-cell>
              <table:table-cell office:value-type="float" office:value="1365.014135">
                <text:p>1365.014135</text:p>
              </table:table-cell>
              <table:table-cell office:value-type="float" office:value="1330.829553">
                <text:p>1330.829553</text:p>
              </table:table-cell>
              <table:table-cell office:value-type="float" office:value="1309.245798">
                <text:p>1309.245798</text:p>
              </table:table-cell>
              <table:table-cell office:value-type="float" office:value="1367.178021">
                <text:p>1367.178021</text:p>
              </table:table-cell>
              <table:table-cell office:value-type="float" office:value="1331.272865">
                <text:p>1331.272865</text:p>
              </table:table-cell>
              <table:table-cell office:value-type="float" office:value="1269.806211">
                <text:p>1269.806211</text:p>
              </table:table-cell>
              <table:table-cell office:value-type="float" office:value="1222.478245">
                <text:p>1222.478245</text:p>
              </table:table-cell>
              <table:table-cell office:value-type="float" office:value="1232.282935">
                <text:p>1232.282935</text:p>
              </table:table-cell>
              <table:table-cell office:value-type="float" office:value="1201.867143">
                <text:p>1201.867143</text:p>
              </table:table-cell>
              <table:table-cell office:value-type="float" office:value="1205.934127">
                <text:p>1205.934127</text:p>
              </table:table-cell>
              <table:table-cell office:value-type="float" office:value="1230.600918">
                <text:p>1230.600918</text:p>
              </table:table-cell>
              <table:table-cell office:value-type="float" office:value="1237.836583">
                <text:p>1237.836583</text:p>
              </table:table-cell>
              <table:table-cell office:value-type="float" office:value="1191.920286">
                <text:p>1191.920286</text:p>
              </table:table-cell>
              <table:table-cell office:value-type="float" office:value="1126.434765">
                <text:p>1126.434765</text:p>
              </table:table-cell>
              <table:table-cell office:value-type="float" office:value="1136.37662">
                <text:p>1136.37662</text:p>
              </table:table-cell>
              <table:table-cell office:value-type="float" office:value="1100.33924">
                <text:p>1100.33924</text:p>
              </table:table-cell>
              <table:table-cell office:value-type="float" office:value="1183.017741">
                <text:p>1183.017741</text:p>
              </table:table-cell>
              <table:table-cell office:value-type="float" office:value="1138.599271">
                <text:p>1138.599271</text:p>
              </table:table-cell>
              <table:table-cell office:value-type="float" office:value="1174.245305">
                <text:p>1174.245305</text:p>
              </table:table-cell>
              <table:table-cell office:value-type="float" office:value="1123.308743">
                <text:p>1123.308743</text:p>
              </table:table-cell>
              <table:table-cell office:value-type="float" office:value="1117.458059">
                <text:p>1117.458059</text:p>
              </table:table-cell>
              <table:table-cell office:value-type="float" office:value="1104.744897">
                <text:p>1104.744897</text:p>
              </table:table-cell>
              <table:table-cell office:value-type="float" office:value="1101.788246">
                <text:p>1101.788246</text:p>
              </table:table-cell>
              <table:table-cell office:value-type="float" office:value="1130.040408">
                <text:p>1130.040408</text:p>
              </table:table-cell>
              <table:table-cell office:value-type="float" office:value="1085.086562">
                <text:p>1085.086562</text:p>
              </table:table-cell>
              <table:table-cell office:value-type="float" office:value="1045.506861">
                <text:p>1045.506861</text:p>
              </table:table-cell>
              <table:table-cell office:value-type="float" office:value="1051.803618">
                <text:p>1051.803618</text:p>
              </table:table-cell>
              <table:table-cell office:value-type="float" office:value="1076.983456">
                <text:p>1076.983456</text:p>
              </table:table-cell>
              <table:table-cell office:value-type="float" office:value="1062.717807">
                <text:p>1062.717807</text:p>
              </table:table-cell>
              <table:table-cell office:value-type="float" office:value="1003.398614">
                <text:p>1003.398614</text:p>
              </table:table-cell>
              <table:table-cell office:value-type="float" office:value="1035.09199">
                <text:p>1035.09199</text:p>
              </table:table-cell>
              <table:table-cell office:value-type="float" office:value="1007.366669">
                <text:p>1007.366669</text:p>
              </table:table-cell>
              <table:table-cell office:value-type="float" office:value="1006.797231">
                <text:p>1006.797231</text:p>
              </table:table-cell>
              <table:table-cell office:value-type="float" office:value="1059.470983">
                <text:p>1059.470983</text:p>
              </table:table-cell>
              <table:table-cell office:value-type="float" office:value="1034.11382">
                <text:p>1034.11382</text:p>
              </table:table-cell>
              <table:table-cell office:value-type="float" office:value="1025.039083">
                <text:p>1025.039083</text:p>
              </table:table-cell>
              <table:table-cell office:value-type="float" office:value="1046.599164">
                <text:p>1046.599164</text:p>
              </table:table-cell>
              <table:table-cell office:value-type="float" office:value="1041.21694">
                <text:p>1041.21694</text:p>
              </table:table-cell>
              <table:table-cell office:value-type="float" office:value="1026.220434">
                <text:p>1026.220434</text:p>
              </table:table-cell>
              <table:table-cell office:value-type="float" office:value="1022.761193">
                <text:p>1022.761193</text:p>
              </table:table-cell>
              <table:table-cell office:value-type="float" office:value="1048.553521">
                <text:p>1048.553521</text:p>
              </table:table-cell>
              <table:table-cell office:value-type="float" office:value="977.640547">
                <text:p>977.640547</text:p>
              </table:table-cell>
              <table:table-cell office:value-type="float" office:value="1037.922386">
                <text:p>1037.922386</text:p>
              </table:table-cell>
              <table:table-cell office:value-type="float" office:value="968.99565">
                <text:p>968.99565</text:p>
              </table:table-cell>
              <table:table-cell office:value-type="float" office:value="968.472849">
                <text:p>968.472849</text:p>
              </table:table-cell>
              <table:table-cell office:value-type="float" office:value="924.7921">
                <text:p>924.7921</text:p>
              </table:table-cell>
              <table:table-cell office:value-type="float" office:value="963.808712">
                <text:p>963.808712</text:p>
              </table:table-cell>
              <table:table-cell office:value-type="float" office:value="969.249703">
                <text:p>969.249703</text:p>
              </table:table-cell>
              <table:table-cell office:value-type="float" office:value="988.673807">
                <text:p>988.673807</text:p>
              </table:table-cell>
              <table:table-cell office:value-type="float" office:value="947.662419">
                <text:p>947.662419</text:p>
              </table:table-cell>
              <table:table-cell office:value-type="float" office:value="988.82194">
                <text:p>988.82194</text:p>
              </table:table-cell>
              <table:table-cell office:value-type="float" office:value="979.909133">
                <text:p>979.909133</text:p>
              </table:table-cell>
              <table:table-cell office:value-type="float" office:value="968.430957">
                <text:p>968.430957</text:p>
              </table:table-cell>
              <table:table-cell office:value-type="float" office:value="953.200478">
                <text:p>953.200478</text:p>
              </table:table-cell>
              <table:table-cell office:value-type="float" office:value="1004.238597">
                <text:p>1004.238597</text:p>
              </table:table-cell>
              <table:table-cell office:value-type="float" office:value="969.009379">
                <text:p>969.009379</text:p>
              </table:table-cell>
              <table:table-cell office:value-type="float" office:value="982.889073">
                <text:p>982.889073</text:p>
              </table:table-cell>
              <table:table-cell office:value-type="float" office:value="977.267548">
                <text:p>977.267548</text:p>
              </table:table-cell>
              <table:table-cell office:value-type="float" office:value="991.477383">
                <text:p>991.477383</text:p>
              </table:table-cell>
              <table:table-cell office:value-type="float" office:value="967.452206">
                <text:p>967.452206</text:p>
              </table:table-cell>
              <table:table-cell office:value-type="float" office:value="957.563987">
                <text:p>957.563987</text:p>
              </table:table-cell>
              <table:table-cell office:value-type="float" office:value="908.400092">
                <text:p>908.400092</text:p>
              </table:table-cell>
              <table:table-cell office:value-type="float" office:value="969.181314">
                <text:p>969.181314</text:p>
              </table:table-cell>
              <table:table-cell office:value-type="float" office:value="969.142308">
                <text:p>969.142308</text:p>
              </table:table-cell>
              <table:table-cell office:value-type="float" office:value="966.622233">
                <text:p>966.622233</text:p>
              </table:table-cell>
              <table:table-cell office:value-type="float" office:value="932.887699">
                <text:p>932.887699</text:p>
              </table:table-cell>
              <table:table-cell office:value-type="float" office:value="936.195921">
                <text:p>936.195921</text:p>
              </table:table-cell>
              <table:table-cell office:value-type="float" office:value="962.275149">
                <text:p>962.275149</text:p>
              </table:table-cell>
              <table:table-cell office:value-type="float" office:value="921.64016">
                <text:p>921.64016</text:p>
              </table:table-cell>
              <table:table-cell office:value-type="float" office:value="933.79838">
                <text:p>933.79838</text:p>
              </table:table-cell>
              <table:table-cell office:value-type="float" office:value="925.506209">
                <text:p>925.506209</text:p>
              </table:table-cell>
              <table:table-cell office:value-type="float" office:value="954.001776">
                <text:p>954.001776</text:p>
              </table:table-cell>
              <table:table-cell office:value-type="float" office:value="905.380378">
                <text:p>905.380378</text:p>
              </table:table-cell>
              <table:table-cell office:value-type="float" office:value="916.024858">
                <text:p>916.024858</text:p>
              </table:table-cell>
              <table:table-cell office:value-type="float" office:value="975.971038">
                <text:p>975.971038</text:p>
              </table:table-cell>
              <table:table-cell office:value-type="float" office:value="951.835899">
                <text:p>951.835899</text:p>
              </table:table-cell>
              <table:table-cell office:value-type="float" office:value="952.582601">
                <text:p>952.582601</text:p>
              </table:table-cell>
              <table:table-cell office:value-type="float" office:value="886.338832">
                <text:p>886.338832</text:p>
              </table:table-cell>
              <table:table-cell office:value-type="float" office:value="859.203803">
                <text:p>859.203803</text:p>
              </table:table-cell>
              <table:table-cell office:value-type="float" office:value="879.272151">
                <text:p>879.272151</text:p>
              </table:table-cell>
              <table:table-cell office:value-type="float" office:value="935.412459">
                <text:p>935.412459</text:p>
              </table:table-cell>
              <table:table-cell office:value-type="float" office:value="902.567692">
                <text:p>902.567692</text:p>
              </table:table-cell>
              <table:table-cell office:value-type="float" office:value="909.686979">
                <text:p>909.686979</text:p>
              </table:table-cell>
              <table:table-cell office:value-type="float" office:value="902.462156">
                <text:p>902.462156</text:p>
              </table:table-cell>
              <table:table-cell office:value-type="float" office:value="966.405645">
                <text:p>966.405645</text:p>
              </table:table-cell>
              <table:table-cell office:value-type="float" office:value="868.976738">
                <text:p>868.976738</text:p>
              </table:table-cell>
              <table:table-cell office:value-type="float" office:value="925.143732">
                <text:p>925.143732</text:p>
              </table:table-cell>
              <table:table-cell office:value-type="float" office:value="937.697856">
                <text:p>937.697856</text:p>
              </table:table-cell>
              <table:table-cell office:value-type="float" office:value="936.740853">
                <text:p>936.740853</text:p>
              </table:table-cell>
              <table:table-cell office:value-type="float" office:value="876.902518">
                <text:p>876.902518</text:p>
              </table:table-cell>
              <table:table-cell office:value-type="float" office:value="943.263179">
                <text:p>943.263179</text:p>
              </table:table-cell>
              <table:table-cell office:value-type="float" office:value="929.606552">
                <text:p>929.606552</text:p>
              </table:table-cell>
              <table:table-cell office:value-type="float" office:value="946.89981">
                <text:p>946.89981</text:p>
              </table:table-cell>
              <table:table-cell office:value-type="float" office:value="886.392336">
                <text:p>886.392336</text:p>
              </table:table-cell>
              <table:table-cell office:value-type="float" office:value="866.201389">
                <text:p>866.201389</text:p>
              </table:table-cell>
              <table:table-cell office:value-type="float" office:value="890.68168">
                <text:p>890.68168</text:p>
              </table:table-cell>
              <table:table-cell office:value-type="float" office:value="904.949896">
                <text:p>904.949896</text:p>
              </table:table-cell>
              <table:table-cell office:value-type="float" office:value="929.153937">
                <text:p>929.153937</text:p>
              </table:table-cell>
              <table:table-cell office:value-type="float" office:value="938.281025">
                <text:p>938.281025</text:p>
              </table:table-cell>
              <table:table-cell office:value-type="float" office:value="944.913697">
                <text:p>944.913697</text:p>
              </table:table-cell>
              <table:table-cell office:value-type="float" office:value="953.504702">
                <text:p>953.504702</text:p>
              </table:table-cell>
              <table:table-cell office:value-type="float" office:value="865.2977">
                <text:p>865.2977</text:p>
              </table:table-cell>
              <table:table-cell office:value-type="float" office:value="940.777299">
                <text:p>940.777299</text:p>
              </table:table-cell>
              <table:table-cell office:value-type="float" office:value="899.561064">
                <text:p>899.561064</text:p>
              </table:table-cell>
              <table:table-cell office:value-type="float" office:value="920.40851">
                <text:p>920.40851</text:p>
              </table:table-cell>
              <table:table-cell office:value-type="float" office:value="916.784071">
                <text:p>916.784071</text:p>
              </table:table-cell>
              <table:table-cell office:value-type="float" office:value="941.80519">
                <text:p>941.80519</text:p>
              </table:table-cell>
              <table:table-cell office:value-type="float" office:value="943.906526">
                <text:p>943.906526</text:p>
              </table:table-cell>
              <table:table-cell office:value-type="float" office:value="933.632154">
                <text:p>933.632154</text:p>
              </table:table-cell>
              <table:table-cell office:value-type="float" office:value="870.587094">
                <text:p>870.587094</text:p>
              </table:table-cell>
              <table:table-cell office:value-type="float" office:value="925.282116">
                <text:p>925.282116</text:p>
              </table:table-cell>
              <table:table-cell office:value-type="float" office:value="933.995145">
                <text:p>933.995145</text:p>
              </table:table-cell>
              <table:table-cell office:value-type="float" office:value="893.305175">
                <text:p>893.305175</text:p>
              </table:table-cell>
              <table:table-cell office:value-type="float" office:value="898.878711">
                <text:p>898.878711</text:p>
              </table:table-cell>
              <table:table-cell office:value-type="float" office:value="894.304004">
                <text:p>894.304004</text:p>
              </table:table-cell>
              <table:table-cell office:value-type="float" office:value="959.639466">
                <text:p>959.639466</text:p>
              </table:table-cell>
              <table:table-cell office:value-type="float" office:value="952.864755">
                <text:p>952.864755</text:p>
              </table:table-cell>
              <table:table-cell office:value-type="float" office:value="942.30669">
                <text:p>942.30669</text:p>
              </table:table-cell>
              <table:table-cell office:value-type="float" office:value="965.026504">
                <text:p>965.026504</text:p>
              </table:table-cell>
              <table:table-cell office:value-type="float" office:value="947.000276">
                <text:p>947.000276</text:p>
              </table:table-cell>
              <table:table-cell office:value-type="float" office:value="982.637583">
                <text:p>982.637583</text:p>
              </table:table-cell>
              <table:table-cell office:value-type="float" office:value="922.430808">
                <text:p>922.430808</text:p>
              </table:table-cell>
              <table:table-cell office:value-type="float" office:value="921.037745">
                <text:p>921.037745</text:p>
              </table:table-cell>
              <table:table-cell office:value-type="float" office:value="936.502004">
                <text:p>936.502004</text:p>
              </table:table-cell>
              <table:table-cell office:value-type="float" office:value="961.901895">
                <text:p>961.901895</text:p>
              </table:table-cell>
              <table:table-cell office:value-type="float" office:value="920.204244">
                <text:p>920.204244</text:p>
              </table:table-cell>
              <table:table-cell office:value-type="float" office:value="922.396292">
                <text:p>922.396292</text:p>
              </table:table-cell>
              <table:table-cell office:value-type="float" office:value="947.990509">
                <text:p>947.990509</text:p>
              </table:table-cell>
              <table:table-cell office:value-type="float" office:value="929.336138">
                <text:p>929.336138</text:p>
              </table:table-cell>
              <table:table-cell office:value-type="float" office:value="894.809033">
                <text:p>894.809033</text:p>
              </table:table-cell>
              <table:table-cell office:value-type="float" office:value="938.131223">
                <text:p>938.131223</text:p>
              </table:table-cell>
              <table:table-cell office:value-type="float" office:value="922.263171">
                <text:p>922.263171</text:p>
              </table:table-cell>
              <table:table-cell office:value-type="float" office:value="960.826144">
                <text:p>960.826144</text:p>
              </table:table-cell>
              <table:table-cell office:value-type="float" office:value="945.767922">
                <text:p>945.767922</text:p>
              </table:table-cell>
              <table:table-cell office:value-type="float" office:value="960.211986">
                <text:p>960.211986</text:p>
              </table:table-cell>
              <table:table-cell office:value-type="float" office:value="953.783519">
                <text:p>953.783519</text:p>
              </table:table-cell>
              <table:table-cell office:value-type="float" office:value="923.43214">
                <text:p>923.43214</text:p>
              </table:table-cell>
              <table:table-cell office:value-type="float" office:value="968.762125">
                <text:p>968.762125</text:p>
              </table:table-cell>
              <table:table-cell office:value-type="float" office:value="944.314296">
                <text:p>944.314296</text:p>
              </table:table-cell>
              <table:table-cell office:value-type="float" office:value="981.495238">
                <text:p>981.495238</text:p>
              </table:table-cell>
              <table:table-cell office:value-type="float" office:value="980.602073">
                <text:p>980.602073</text:p>
              </table:table-cell>
              <table:table-cell office:value-type="float" office:value="840.188817">
                <text:p>840.188817</text:p>
              </table:table-cell>
              <table:table-cell office:value-type="float" office:value="896.002959">
                <text:p>896.002959</text:p>
              </table:table-cell>
              <table:table-cell office:value-type="float" office:value="920.618875">
                <text:p>920.618875</text:p>
              </table:table-cell>
              <table:table-cell office:value-type="float" office:value="946.244399">
                <text:p>946.244399</text:p>
              </table:table-cell>
              <table:table-cell office:value-type="float" office:value="892.454479">
                <text:p>892.454479</text:p>
              </table:table-cell>
              <table:table-cell office:value-type="float" office:value="941.133039">
                <text:p>941.133039</text:p>
              </table:table-cell>
              <table:table-cell office:value-type="float" office:value="963.852082">
                <text:p>963.852082</text:p>
              </table:table-cell>
              <table:table-cell office:value-type="float" office:value="931.259379">
                <text:p>931.259379</text:p>
              </table:table-cell>
              <table:table-cell office:value-type="float" office:value="828.758306">
                <text:p>828.758306</text:p>
              </table:table-cell>
              <table:table-cell office:value-type="float" office:value="938.806903">
                <text:p>938.806903</text:p>
              </table:table-cell>
              <table:table-cell office:value-type="float" office:value="920.925216">
                <text:p>920.925216</text:p>
              </table:table-cell>
              <table:table-cell office:value-type="float" office:value="948.861864">
                <text:p>948.861864</text:p>
              </table:table-cell>
              <table:table-cell office:value-type="float" office:value="853.149422">
                <text:p>853.149422</text:p>
              </table:table-cell>
              <table:table-cell office:value-type="float" office:value="923.684718">
                <text:p>923.684718</text:p>
              </table:table-cell>
              <table:table-cell office:value-type="float" office:value="948.759471">
                <text:p>948.759471</text:p>
              </table:table-cell>
              <table:table-cell office:value-type="float" office:value="928.423341">
                <text:p>928.423341</text:p>
              </table:table-cell>
              <table:table-cell office:value-type="float" office:value="869.71221">
                <text:p>869.71221</text:p>
              </table:table-cell>
              <table:table-cell office:value-type="float" office:value="905.906513">
                <text:p>905.906513</text:p>
              </table:table-cell>
              <table:table-cell office:value-type="float" office:value="919.781653">
                <text:p>919.781653</text:p>
              </table:table-cell>
              <table:table-cell office:value-type="float" office:value="944.226661">
                <text:p>944.226661</text:p>
              </table:table-cell>
              <table:table-cell office:value-type="float" office:value="866.305577">
                <text:p>866.305577</text:p>
              </table:table-cell>
              <table:table-cell office:value-type="float" office:value="952.746003">
                <text:p>952.746003</text:p>
              </table:table-cell>
              <table:table-cell office:value-type="float" office:value="980.389399">
                <text:p>980.389399</text:p>
              </table:table-cell>
              <table:table-cell office:value-type="float" office:value="942.533287">
                <text:p>942.533287</text:p>
              </table:table-cell>
              <table:table-cell office:value-type="float" office:value="954.037317">
                <text:p>954.037317</text:p>
              </table:table-cell>
              <table:table-cell office:value-type="float" office:value="939.83499">
                <text:p>939.83499</text:p>
              </table:table-cell>
              <table:table-cell office:value-type="float" office:value="939.398286">
                <text:p>939.398286</text:p>
              </table:table-cell>
              <table:table-cell office:value-type="float" office:value="953.468775">
                <text:p>953.468775</text:p>
              </table:table-cell>
              <table:table-cell office:value-type="float" office:value="891.895944">
                <text:p>891.895944</text:p>
              </table:table-cell>
              <table:table-cell office:value-type="float" office:value="962.462227">
                <text:p>962.462227</text:p>
              </table:table-cell>
              <table:table-cell office:value-type="float" office:value="956.424462">
                <text:p>956.424462</text:p>
              </table:table-cell>
              <table:table-cell office:value-type="float" office:value="955.48209">
                <text:p>955.48209</text:p>
              </table:table-cell>
              <table:table-cell office:value-type="float" office:value="907.390676">
                <text:p>907.390676</text:p>
              </table:table-cell>
              <table:table-cell office:value-type="float" office:value="901.922611">
                <text:p>901.922611</text:p>
              </table:table-cell>
              <table:table-cell office:value-type="float" office:value="968.580247">
                <text:p>968.580247</text:p>
              </table:table-cell>
              <table:table-cell office:value-type="float" office:value="957.662721">
                <text:p>957.662721</text:p>
              </table:table-cell>
              <table:table-cell office:value-type="float" office:value="961.187014">
                <text:p>961.187014</text:p>
              </table:table-cell>
              <table:table-cell office:value-type="float" office:value="943.8067">
                <text:p>943.8067</text:p>
              </table:table-cell>
              <table:table-cell office:value-type="float" office:value="961.937374">
                <text:p>961.937374</text:p>
              </table:table-cell>
              <table:table-cell office:value-type="float" office:value="916.195319">
                <text:p>916.195319</text:p>
              </table:table-cell>
              <table:table-cell office:value-type="float" office:value="968.853226">
                <text:p>968.853226</text:p>
              </table:table-cell>
              <table:table-cell office:value-type="float" office:value="939.109074">
                <text:p>939.109074</text:p>
              </table:table-cell>
              <table:table-cell office:value-type="float" office:value="938.318618">
                <text:p>938.318618</text:p>
              </table:table-cell>
              <table:table-cell office:value-type="float" office:value="976.169791">
                <text:p>976.169791</text:p>
              </table:table-cell>
              <table:table-cell office:value-type="float" office:value="970.380308">
                <text:p>970.380308</text:p>
              </table:table-cell>
              <table:table-cell office:value-type="float" office:value="980.508855">
                <text:p>980.508855</text:p>
              </table:table-cell>
              <table:table-cell office:value-type="float" office:value="955.007149">
                <text:p>955.007149</text:p>
              </table:table-cell>
              <table:table-cell office:value-type="float" office:value="969.971962">
                <text:p>969.971962</text:p>
              </table:table-cell>
            </table:table-row>
            <table:table-row>
              <table:table-cell office:value-type="string">
                <text:p>msort_omp_scatter</text:p>
              </table:table-cell>
              <table:table-cell office:value-type="float" office:value="6038.892475">
                <text:p>6038.892475</text:p>
              </table:table-cell>
              <table:table-cell office:value-type="float" office:value="8493.609064">
                <text:p>8493.609064</text:p>
              </table:table-cell>
              <table:table-cell office:value-type="float" office:value="6513.51247">
                <text:p>6513.51247</text:p>
              </table:table-cell>
              <table:table-cell office:value-type="float" office:value="5419.167626">
                <text:p>5419.167626</text:p>
              </table:table-cell>
              <table:table-cell office:value-type="float" office:value="5581.347349">
                <text:p>5581.347349</text:p>
              </table:table-cell>
              <table:table-cell office:value-type="float" office:value="4630.158517">
                <text:p>4630.158517</text:p>
              </table:table-cell>
              <table:table-cell office:value-type="float" office:value="4035.89393">
                <text:p>4035.89393</text:p>
              </table:table-cell>
              <table:table-cell office:value-type="float" office:value="3336.276832">
                <text:p>3336.276832</text:p>
              </table:table-cell>
              <table:table-cell office:value-type="float" office:value="3171.451546">
                <text:p>3171.451546</text:p>
              </table:table-cell>
              <table:table-cell office:value-type="float" office:value="2690.456973">
                <text:p>2690.456973</text:p>
              </table:table-cell>
              <table:table-cell office:value-type="float" office:value="2551.161105">
                <text:p>2551.161105</text:p>
              </table:table-cell>
              <table:table-cell office:value-type="float" office:value="2525.681534">
                <text:p>2525.681534</text:p>
              </table:table-cell>
              <table:table-cell office:value-type="float" office:value="2107.896771">
                <text:p>2107.896771</text:p>
              </table:table-cell>
              <table:table-cell office:value-type="float" office:value="1961.930253">
                <text:p>1961.930253</text:p>
              </table:table-cell>
              <table:table-cell office:value-type="float" office:value="1920.873187">
                <text:p>1920.873187</text:p>
              </table:table-cell>
              <table:table-cell office:value-type="float" office:value="2089.055454">
                <text:p>2089.055454</text:p>
              </table:table-cell>
              <table:table-cell office:value-type="float" office:value="1835.411893">
                <text:p>1835.411893</text:p>
              </table:table-cell>
              <table:table-cell office:value-type="float" office:value="1714.330228">
                <text:p>1714.330228</text:p>
              </table:table-cell>
              <table:table-cell office:value-type="float" office:value="1870.221987">
                <text:p>1870.221987</text:p>
              </table:table-cell>
              <table:table-cell office:value-type="float" office:value="1534.522423">
                <text:p>1534.522423</text:p>
              </table:table-cell>
              <table:table-cell office:value-type="float" office:value="1382.5336">
                <text:p>1382.5336</text:p>
              </table:table-cell>
              <table:table-cell office:value-type="float" office:value="1530.993444">
                <text:p>1530.993444</text:p>
              </table:table-cell>
              <table:table-cell office:value-type="float" office:value="1496.356441">
                <text:p>1496.356441</text:p>
              </table:table-cell>
              <table:table-cell office:value-type="float" office:value="1338.925604">
                <text:p>1338.925604</text:p>
              </table:table-cell>
              <table:table-cell office:value-type="float" office:value="1257.515255">
                <text:p>1257.515255</text:p>
              </table:table-cell>
              <table:table-cell office:value-type="float" office:value="1320.7744">
                <text:p>1320.7744</text:p>
              </table:table-cell>
              <table:table-cell office:value-type="float" office:value="1229.369204">
                <text:p>1229.369204</text:p>
              </table:table-cell>
              <table:table-cell office:value-type="float" office:value="1288.613144">
                <text:p>1288.613144</text:p>
              </table:table-cell>
              <table:table-cell office:value-type="float" office:value="1205.010487">
                <text:p>1205.010487</text:p>
              </table:table-cell>
              <table:table-cell office:value-type="float" office:value="1157.177363">
                <text:p>1157.177363</text:p>
              </table:table-cell>
              <table:table-cell office:value-type="float" office:value="1178.621067">
                <text:p>1178.621067</text:p>
              </table:table-cell>
              <table:table-cell office:value-type="float" office:value="1186.338858">
                <text:p>1186.338858</text:p>
              </table:table-cell>
              <table:table-cell office:value-type="float" office:value="1088.299642">
                <text:p>1088.299642</text:p>
              </table:table-cell>
              <table:table-cell office:value-type="float" office:value="991.590232">
                <text:p>991.590232</text:p>
              </table:table-cell>
              <table:table-cell office:value-type="float" office:value="1070.5675">
                <text:p>1070.5675</text:p>
              </table:table-cell>
              <table:table-cell office:value-type="float" office:value="1007.904739">
                <text:p>1007.904739</text:p>
              </table:table-cell>
              <table:table-cell office:value-type="float" office:value="981.404331">
                <text:p>981.404331</text:p>
              </table:table-cell>
              <table:table-cell office:value-type="float" office:value="1012.772055">
                <text:p>1012.772055</text:p>
              </table:table-cell>
              <table:table-cell office:value-type="float" office:value="943.258687">
                <text:p>943.258687</text:p>
              </table:table-cell>
              <table:table-cell office:value-type="float" office:value="924.148944">
                <text:p>924.148944</text:p>
              </table:table-cell>
              <table:table-cell office:value-type="float" office:value="909.369732">
                <text:p>909.369732</text:p>
              </table:table-cell>
              <table:table-cell office:value-type="float" office:value="885.738725">
                <text:p>885.738725</text:p>
              </table:table-cell>
              <table:table-cell office:value-type="float" office:value="902.908677">
                <text:p>902.908677</text:p>
              </table:table-cell>
              <table:table-cell office:value-type="float" office:value="934.088938">
                <text:p>934.088938</text:p>
              </table:table-cell>
              <table:table-cell office:value-type="float" office:value="880.924721">
                <text:p>880.924721</text:p>
              </table:table-cell>
              <table:table-cell office:value-type="float" office:value="847.253123">
                <text:p>847.253123</text:p>
              </table:table-cell>
              <table:table-cell office:value-type="float" office:value="821.659867">
                <text:p>821.659867</text:p>
              </table:table-cell>
              <table:table-cell office:value-type="float" office:value="820.79448">
                <text:p>820.79448</text:p>
              </table:table-cell>
              <table:table-cell office:value-type="float" office:value="828.246541">
                <text:p>828.246541</text:p>
              </table:table-cell>
              <table:table-cell office:value-type="float" office:value="822.455328">
                <text:p>822.455328</text:p>
              </table:table-cell>
              <table:table-cell office:value-type="float" office:value="826.892228">
                <text:p>826.892228</text:p>
              </table:table-cell>
              <table:table-cell office:value-type="float" office:value="773.970709">
                <text:p>773.970709</text:p>
              </table:table-cell>
              <table:table-cell office:value-type="float" office:value="753.725166">
                <text:p>753.725166</text:p>
              </table:table-cell>
              <table:table-cell office:value-type="float" office:value="834.163628">
                <text:p>834.163628</text:p>
              </table:table-cell>
              <table:table-cell office:value-type="float" office:value="751.280792">
                <text:p>751.280792</text:p>
              </table:table-cell>
              <table:table-cell office:value-type="float" office:value="763.100594">
                <text:p>763.100594</text:p>
              </table:table-cell>
              <table:table-cell office:value-type="float" office:value="751.151134">
                <text:p>751.151134</text:p>
              </table:table-cell>
              <table:table-cell office:value-type="float" office:value="745.675114">
                <text:p>745.675114</text:p>
              </table:table-cell>
              <table:table-cell office:value-type="float" office:value="734.18276">
                <text:p>734.18276</text:p>
              </table:table-cell>
              <table:table-cell office:value-type="float" office:value="794.586621">
                <text:p>794.586621</text:p>
              </table:table-cell>
              <table:table-cell office:value-type="float" office:value="729.155439">
                <text:p>729.155439</text:p>
              </table:table-cell>
              <table:table-cell office:value-type="float" office:value="692.389579">
                <text:p>692.389579</text:p>
              </table:table-cell>
              <table:table-cell office:value-type="float" office:value="699.158195">
                <text:p>699.158195</text:p>
              </table:table-cell>
              <table:table-cell office:value-type="float" office:value="695.10321">
                <text:p>695.10321</text:p>
              </table:table-cell>
              <table:table-cell office:value-type="float" office:value="703.853834">
                <text:p>703.853834</text:p>
              </table:table-cell>
              <table:table-cell office:value-type="float" office:value="735.648317">
                <text:p>735.648317</text:p>
              </table:table-cell>
              <table:table-cell office:value-type="float" office:value="708.150877">
                <text:p>708.150877</text:p>
              </table:table-cell>
              <table:table-cell office:value-type="float" office:value="717.777345">
                <text:p>717.777345</text:p>
              </table:table-cell>
              <table:table-cell office:value-type="float" office:value="710.542065">
                <text:p>710.542065</text:p>
              </table:table-cell>
              <table:table-cell office:value-type="float" office:value="689.913385">
                <text:p>689.913385</text:p>
              </table:table-cell>
              <table:table-cell office:value-type="float" office:value="682.926641">
                <text:p>682.926641</text:p>
              </table:table-cell>
              <table:table-cell office:value-type="float" office:value="720.742786">
                <text:p>720.742786</text:p>
              </table:table-cell>
              <table:table-cell office:value-type="float" office:value="683.895576">
                <text:p>683.895576</text:p>
              </table:table-cell>
              <table:table-cell office:value-type="float" office:value="730.856574">
                <text:p>730.856574</text:p>
              </table:table-cell>
              <table:table-cell office:value-type="float" office:value="644.009789">
                <text:p>644.009789</text:p>
              </table:table-cell>
              <table:table-cell office:value-type="float" office:value="703.406353">
                <text:p>703.406353</text:p>
              </table:table-cell>
              <table:table-cell office:value-type="float" office:value="688.603467">
                <text:p>688.603467</text:p>
              </table:table-cell>
              <table:table-cell office:value-type="float" office:value="694.285234">
                <text:p>694.285234</text:p>
              </table:table-cell>
              <table:table-cell office:value-type="float" office:value="701.263188">
                <text:p>701.263188</text:p>
              </table:table-cell>
              <table:table-cell office:value-type="float" office:value="724.790649">
                <text:p>724.790649</text:p>
              </table:table-cell>
              <table:table-cell office:value-type="float" office:value="720.945131">
                <text:p>720.945131</text:p>
              </table:table-cell>
              <table:table-cell office:value-type="float" office:value="751.080371">
                <text:p>751.080371</text:p>
              </table:table-cell>
              <table:table-cell office:value-type="float" office:value="690.256614">
                <text:p>690.256614</text:p>
              </table:table-cell>
              <table:table-cell office:value-type="float" office:value="706.695005">
                <text:p>706.695005</text:p>
              </table:table-cell>
              <table:table-cell office:value-type="float" office:value="691.357773">
                <text:p>691.357773</text:p>
              </table:table-cell>
              <table:table-cell office:value-type="float" office:value="660.042848">
                <text:p>660.042848</text:p>
              </table:table-cell>
              <table:table-cell office:value-type="float" office:value="719.122613">
                <text:p>719.122613</text:p>
              </table:table-cell>
              <table:table-cell office:value-type="float" office:value="673.726227">
                <text:p>673.726227</text:p>
              </table:table-cell>
              <table:table-cell office:value-type="float" office:value="682.205411">
                <text:p>682.205411</text:p>
              </table:table-cell>
              <table:table-cell office:value-type="float" office:value="692.171387">
                <text:p>692.171387</text:p>
              </table:table-cell>
              <table:table-cell office:value-type="float" office:value="678.128355">
                <text:p>678.128355</text:p>
              </table:table-cell>
              <table:table-cell office:value-type="float" office:value="704.141055">
                <text:p>704.141055</text:p>
              </table:table-cell>
              <table:table-cell office:value-type="float" office:value="682.128489">
                <text:p>682.128489</text:p>
              </table:table-cell>
              <table:table-cell office:value-type="float" office:value="702.352028">
                <text:p>702.352028</text:p>
              </table:table-cell>
              <table:table-cell office:value-type="float" office:value="678.458947">
                <text:p>678.458947</text:p>
              </table:table-cell>
              <table:table-cell office:value-type="float" office:value="673.772227">
                <text:p>673.772227</text:p>
              </table:table-cell>
              <table:table-cell office:value-type="float" office:value="724.290945">
                <text:p>724.290945</text:p>
              </table:table-cell>
              <table:table-cell office:value-type="float" office:value="700.116224">
                <text:p>700.116224</text:p>
              </table:table-cell>
              <table:table-cell office:value-type="float" office:value="703.580212">
                <text:p>703.580212</text:p>
              </table:table-cell>
              <table:table-cell office:value-type="float" office:value="684.799455">
                <text:p>684.799455</text:p>
              </table:table-cell>
              <table:table-cell office:value-type="float" office:value="675.103636">
                <text:p>675.103636</text:p>
              </table:table-cell>
              <table:table-cell office:value-type="float" office:value="699.86249">
                <text:p>699.86249</text:p>
              </table:table-cell>
              <table:table-cell office:value-type="float" office:value="652.520987">
                <text:p>652.520987</text:p>
              </table:table-cell>
              <table:table-cell office:value-type="float" office:value="669.687086">
                <text:p>669.687086</text:p>
              </table:table-cell>
              <table:table-cell office:value-type="float" office:value="670.667827">
                <text:p>670.667827</text:p>
              </table:table-cell>
              <table:table-cell office:value-type="float" office:value="690.127792">
                <text:p>690.127792</text:p>
              </table:table-cell>
              <table:table-cell office:value-type="float" office:value="680.958814">
                <text:p>680.958814</text:p>
              </table:table-cell>
              <table:table-cell office:value-type="float" office:value="715.291335">
                <text:p>715.291335</text:p>
              </table:table-cell>
              <table:table-cell office:value-type="float" office:value="704.288869">
                <text:p>704.288869</text:p>
              </table:table-cell>
              <table:table-cell office:value-type="float" office:value="713.849964">
                <text:p>713.849964</text:p>
              </table:table-cell>
              <table:table-cell office:value-type="float" office:value="730.469208">
                <text:p>730.469208</text:p>
              </table:table-cell>
              <table:table-cell office:value-type="float" office:value="685.9785">
                <text:p>685.9785</text:p>
              </table:table-cell>
              <table:table-cell office:value-type="float" office:value="707.876229">
                <text:p>707.876229</text:p>
              </table:table-cell>
              <table:table-cell office:value-type="float" office:value="694.670356">
                <text:p>694.670356</text:p>
              </table:table-cell>
              <table:table-cell office:value-type="float" office:value="741.320331">
                <text:p>741.320331</text:p>
              </table:table-cell>
              <table:table-cell office:value-type="float" office:value="721.953585">
                <text:p>721.953585</text:p>
              </table:table-cell>
              <table:table-cell office:value-type="float" office:value="679.068804">
                <text:p>679.068804</text:p>
              </table:table-cell>
              <table:table-cell office:value-type="float" office:value="720.829652">
                <text:p>720.829652</text:p>
              </table:table-cell>
              <table:table-cell office:value-type="float" office:value="688.273903">
                <text:p>688.273903</text:p>
              </table:table-cell>
              <table:table-cell office:value-type="float" office:value="696.833215">
                <text:p>696.833215</text:p>
              </table:table-cell>
              <table:table-cell office:value-type="float" office:value="711.361517">
                <text:p>711.361517</text:p>
              </table:table-cell>
              <table:table-cell office:value-type="float" office:value="710.154374">
                <text:p>710.154374</text:p>
              </table:table-cell>
              <table:table-cell office:value-type="float" office:value="701.159962">
                <text:p>701.159962</text:p>
              </table:table-cell>
              <table:table-cell office:value-type="float" office:value="673.875003">
                <text:p>673.875003</text:p>
              </table:table-cell>
              <table:table-cell office:value-type="float" office:value="713.70786">
                <text:p>713.70786</text:p>
              </table:table-cell>
              <table:table-cell office:value-type="float" office:value="680.070587">
                <text:p>680.070587</text:p>
              </table:table-cell>
              <table:table-cell office:value-type="float" office:value="755.21305">
                <text:p>755.21305</text:p>
              </table:table-cell>
              <table:table-cell office:value-type="float" office:value="716.016994">
                <text:p>716.016994</text:p>
              </table:table-cell>
              <table:table-cell office:value-type="float" office:value="728.614742">
                <text:p>728.614742</text:p>
              </table:table-cell>
              <table:table-cell office:value-type="float" office:value="741.114973">
                <text:p>741.114973</text:p>
              </table:table-cell>
              <table:table-cell office:value-type="float" office:value="746.400324">
                <text:p>746.400324</text:p>
              </table:table-cell>
              <table:table-cell office:value-type="float" office:value="777.669505">
                <text:p>777.669505</text:p>
              </table:table-cell>
              <table:table-cell office:value-type="float" office:value="712.425721">
                <text:p>712.425721</text:p>
              </table:table-cell>
              <table:table-cell office:value-type="float" office:value="740.506781">
                <text:p>740.506781</text:p>
              </table:table-cell>
              <table:table-cell office:value-type="float" office:value="723.786623">
                <text:p>723.786623</text:p>
              </table:table-cell>
              <table:table-cell office:value-type="float" office:value="776.083656">
                <text:p>776.083656</text:p>
              </table:table-cell>
              <table:table-cell office:value-type="float" office:value="733.500726">
                <text:p>733.500726</text:p>
              </table:table-cell>
              <table:table-cell office:value-type="float" office:value="717.563131">
                <text:p>717.563131</text:p>
              </table:table-cell>
              <table:table-cell office:value-type="float" office:value="733.48687">
                <text:p>733.48687</text:p>
              </table:table-cell>
              <table:table-cell office:value-type="float" office:value="767.99569">
                <text:p>767.99569</text:p>
              </table:table-cell>
              <table:table-cell office:value-type="float" office:value="752.613742">
                <text:p>752.613742</text:p>
              </table:table-cell>
              <table:table-cell office:value-type="float" office:value="724.041254">
                <text:p>724.041254</text:p>
              </table:table-cell>
              <table:table-cell office:value-type="float" office:value="762.266642">
                <text:p>762.266642</text:p>
              </table:table-cell>
              <table:table-cell office:value-type="float" office:value="732.757938">
                <text:p>732.757938</text:p>
              </table:table-cell>
              <table:table-cell office:value-type="float" office:value="757.942526">
                <text:p>757.942526</text:p>
              </table:table-cell>
              <table:table-cell office:value-type="float" office:value="781.948906">
                <text:p>781.948906</text:p>
              </table:table-cell>
              <table:table-cell office:value-type="float" office:value="780.711226">
                <text:p>780.711226</text:p>
              </table:table-cell>
              <table:table-cell office:value-type="float" office:value="787.260048">
                <text:p>787.260048</text:p>
              </table:table-cell>
              <table:table-cell office:value-type="float" office:value="762.692184">
                <text:p>762.692184</text:p>
              </table:table-cell>
              <table:table-cell office:value-type="float" office:value="772.0245">
                <text:p>772.0245</text:p>
              </table:table-cell>
              <table:table-cell office:value-type="float" office:value="749.224684">
                <text:p>749.224684</text:p>
              </table:table-cell>
              <table:table-cell office:value-type="float" office:value="782.781767">
                <text:p>782.781767</text:p>
              </table:table-cell>
              <table:table-cell office:value-type="float" office:value="758.229685">
                <text:p>758.229685</text:p>
              </table:table-cell>
              <table:table-cell office:value-type="float" office:value="797.069487">
                <text:p>797.069487</text:p>
              </table:table-cell>
              <table:table-cell office:value-type="float" office:value="816.475946">
                <text:p>816.475946</text:p>
              </table:table-cell>
              <table:table-cell office:value-type="float" office:value="757.23124">
                <text:p>757.23124</text:p>
              </table:table-cell>
              <table:table-cell office:value-type="float" office:value="808.391638">
                <text:p>808.391638</text:p>
              </table:table-cell>
              <table:table-cell office:value-type="float" office:value="771.538398">
                <text:p>771.538398</text:p>
              </table:table-cell>
              <table:table-cell office:value-type="float" office:value="794.567695">
                <text:p>794.567695</text:p>
              </table:table-cell>
              <table:table-cell office:value-type="float" office:value="830.316506">
                <text:p>830.316506</text:p>
              </table:table-cell>
              <table:table-cell office:value-type="float" office:value="829.009794">
                <text:p>829.009794</text:p>
              </table:table-cell>
              <table:table-cell office:value-type="float" office:value="831.110874">
                <text:p>831.110874</text:p>
              </table:table-cell>
              <table:table-cell office:value-type="float" office:value="843.899033">
                <text:p>843.899033</text:p>
              </table:table-cell>
              <table:table-cell office:value-type="float" office:value="798.860631">
                <text:p>798.860631</text:p>
              </table:table-cell>
              <table:table-cell office:value-type="float" office:value="813.430827">
                <text:p>813.430827</text:p>
              </table:table-cell>
              <table:table-cell office:value-type="float" office:value="822.630791">
                <text:p>822.630791</text:p>
              </table:table-cell>
              <table:table-cell office:value-type="float" office:value="835.476692">
                <text:p>835.476692</text:p>
              </table:table-cell>
              <table:table-cell office:value-type="float" office:value="765.324916">
                <text:p>765.324916</text:p>
              </table:table-cell>
              <table:table-cell office:value-type="float" office:value="820.014676">
                <text:p>820.014676</text:p>
              </table:table-cell>
              <table:table-cell office:value-type="float" office:value="848.399639">
                <text:p>848.399639</text:p>
              </table:table-cell>
              <table:table-cell office:value-type="float" office:value="824.47929">
                <text:p>824.47929</text:p>
              </table:table-cell>
              <table:table-cell office:value-type="float" office:value="842.779013">
                <text:p>842.779013</text:p>
              </table:table-cell>
              <table:table-cell office:value-type="float" office:value="815.43612">
                <text:p>815.43612</text:p>
              </table:table-cell>
              <table:table-cell office:value-type="float" office:value="855.065224">
                <text:p>855.065224</text:p>
              </table:table-cell>
              <table:table-cell office:value-type="float" office:value="832.267976">
                <text:p>832.267976</text:p>
              </table:table-cell>
              <table:table-cell office:value-type="float" office:value="847.542912">
                <text:p>847.542912</text:p>
              </table:table-cell>
              <table:table-cell office:value-type="float" office:value="828.312814">
                <text:p>828.312814</text:p>
              </table:table-cell>
              <table:table-cell office:value-type="float" office:value="826.189474">
                <text:p>826.189474</text:p>
              </table:table-cell>
              <table:table-cell office:value-type="float" office:value="839.642793">
                <text:p>839.642793</text:p>
              </table:table-cell>
              <table:table-cell office:value-type="float" office:value="849.845694">
                <text:p>849.845694</text:p>
              </table:table-cell>
              <table:table-cell office:value-type="float" office:value="806.870906">
                <text:p>806.870906</text:p>
              </table:table-cell>
              <table:table-cell office:value-type="float" office:value="825.386252">
                <text:p>825.386252</text:p>
              </table:table-cell>
              <table:table-cell office:value-type="float" office:value="856.912631">
                <text:p>856.912631</text:p>
              </table:table-cell>
              <table:table-cell office:value-type="float" office:value="828.121825">
                <text:p>828.121825</text:p>
              </table:table-cell>
              <table:table-cell office:value-type="float" office:value="827.437034">
                <text:p>827.437034</text:p>
              </table:table-cell>
              <table:table-cell office:value-type="float" office:value="871.242437">
                <text:p>871.242437</text:p>
              </table:table-cell>
              <table:table-cell office:value-type="float" office:value="852.959267">
                <text:p>852.959267</text:p>
              </table:table-cell>
              <table:table-cell office:value-type="float" office:value="890.916938">
                <text:p>890.916938</text:p>
              </table:table-cell>
              <table:table-cell office:value-type="float" office:value="837.007622">
                <text:p>837.007622</text:p>
              </table:table-cell>
              <table:table-cell office:value-type="float" office:value="899.790868">
                <text:p>899.790868</text:p>
              </table:table-cell>
              <table:table-cell office:value-type="float" office:value="865.323554">
                <text:p>865.323554</text:p>
              </table:table-cell>
              <table:table-cell office:value-type="float" office:value="829.878134">
                <text:p>829.878134</text:p>
              </table:table-cell>
              <table:table-cell office:value-type="float" office:value="899.550093">
                <text:p>899.550093</text:p>
              </table:table-cell>
              <table:table-cell office:value-type="float" office:value="883.021437">
                <text:p>883.021437</text:p>
              </table:table-cell>
              <table:table-cell office:value-type="float" office:value="895.911218">
                <text:p>895.911218</text:p>
              </table:table-cell>
              <table:table-cell office:value-type="float" office:value="914.077817">
                <text:p>914.077817</text:p>
              </table:table-cell>
              <table:table-cell office:value-type="float" office:value="878.199606">
                <text:p>878.199606</text:p>
              </table:table-cell>
              <table:table-cell office:value-type="float" office:value="882.045639">
                <text:p>882.045639</text:p>
              </table:table-cell>
              <table:table-cell office:value-type="float" office:value="876.434444">
                <text:p>876.434444</text:p>
              </table:table-cell>
              <table:table-cell office:value-type="float" office:value="884.182131">
                <text:p>884.182131</text:p>
              </table:table-cell>
              <table:table-cell office:value-type="float" office:value="875.421242">
                <text:p>875.421242</text:p>
              </table:table-cell>
              <table:table-cell office:value-type="float" office:value="911.341604">
                <text:p>911.341604</text:p>
              </table:table-cell>
              <table:table-cell office:value-type="float" office:value="923.310887">
                <text:p>923.310887</text:p>
              </table:table-cell>
              <table:table-cell office:value-type="float" office:value="889.367079">
                <text:p>889.367079</text:p>
              </table:table-cell>
              <table:table-cell office:value-type="float" office:value="898.165242">
                <text:p>898.165242</text:p>
              </table:table-cell>
              <table:table-cell office:value-type="float" office:value="913.024584">
                <text:p>913.024584</text:p>
              </table:table-cell>
              <table:table-cell office:value-type="float" office:value="910.049136">
                <text:p>910.049136</text:p>
              </table:table-cell>
              <table:table-cell office:value-type="float" office:value="892.654578">
                <text:p>892.654578</text:p>
              </table:table-cell>
              <table:table-cell office:value-type="float" office:value="924.250245">
                <text:p>924.250245</text:p>
              </table:table-cell>
              <table:table-cell office:value-type="float" office:value="901.360551">
                <text:p>901.360551</text:p>
              </table:table-cell>
              <table:table-cell office:value-type="float" office:value="868.904434">
                <text:p>868.904434</text:p>
              </table:table-cell>
              <table:table-cell office:value-type="float" office:value="900.298655">
                <text:p>900.298655</text:p>
              </table:table-cell>
              <table:table-cell office:value-type="float" office:value="901.217931">
                <text:p>901.217931</text:p>
              </table:table-cell>
              <table:table-cell office:value-type="float" office:value="905.552635">
                <text:p>905.552635</text:p>
              </table:table-cell>
              <table:table-cell office:value-type="float" office:value="901.057353">
                <text:p>901.057353</text:p>
              </table:table-cell>
              <table:table-cell office:value-type="float" office:value="945.747776">
                <text:p>945.747776</text:p>
              </table:table-cell>
              <table:table-cell office:value-type="float" office:value="924.936129">
                <text:p>924.936129</text:p>
              </table:table-cell>
              <table:table-cell office:value-type="float" office:value="939.327072">
                <text:p>939.327072</text:p>
              </table:table-cell>
              <table:table-cell office:value-type="float" office:value="920.833026">
                <text:p>920.833026</text:p>
              </table:table-cell>
              <table:table-cell office:value-type="float" office:value="943.909413">
                <text:p>943.909413</text:p>
              </table:table-cell>
              <table:table-cell office:value-type="float" office:value="922.311031">
                <text:p>922.311031</text:p>
              </table:table-cell>
              <table:table-cell office:value-type="float" office:value="915.719224">
                <text:p>915.719224</text:p>
              </table:table-cell>
              <table:table-cell office:value-type="float" office:value="932.941076">
                <text:p>932.941076</text:p>
              </table:table-cell>
              <table:table-cell office:value-type="float" office:value="938.377642">
                <text:p>938.377642</text:p>
              </table:table-cell>
              <table:table-cell office:value-type="float" office:value="910.791472">
                <text:p>910.791472</text:p>
              </table:table-cell>
              <table:table-cell office:value-type="float" office:value="944.482318">
                <text:p>944.482318</text:p>
              </table:table-cell>
              <table:table-cell office:value-type="float" office:value="952.166107">
                <text:p>952.166107</text:p>
              </table:table-cell>
              <table:table-cell office:value-type="float" office:value="956.288711">
                <text:p>956.288711</text:p>
              </table:table-cell>
              <table:table-cell office:value-type="float" office:value="931.844795">
                <text:p>931.844795</text:p>
              </table:table-cell>
              <table:table-cell office:value-type="float" office:value="964.072582">
                <text:p>964.072582</text:p>
              </table:table-cell>
              <table:table-cell office:value-type="float" office:value="947.706688">
                <text:p>947.706688</text:p>
              </table:table-cell>
              <table:table-cell office:value-type="float" office:value="940.008078">
                <text:p>940.008078</text:p>
              </table:table-cell>
              <table:table-cell office:value-type="float" office:value="963.026598">
                <text:p>963.026598</text:p>
              </table:table-cell>
              <table:table-cell office:value-type="float" office:value="969.145324">
                <text:p>969.145324</text:p>
              </table:table-cell>
              <table:table-cell office:value-type="float" office:value="981.866377">
                <text:p>981.866377</text:p>
              </table:table-cell>
              <table:table-cell office:value-type="float" office:value="956.294035">
                <text:p>956.294035</text:p>
              </table:table-cell>
              <table:table-cell office:value-type="float" office:value="1006.783052">
                <text:p>1006.783052</text:p>
              </table:table-cell>
              <table:table-cell office:value-type="float" office:value="933.925216">
                <text:p>933.925216</text:p>
              </table:table-cell>
              <table:table-cell office:value-type="float" office:value="971.614267">
                <text:p>971.614267</text:p>
              </table:table-cell>
              <table:table-cell office:value-type="float" office:value="991.656633">
                <text:p>991.656633</text:p>
              </table:table-cell>
            </table:table-row>
            <table:table-row>
              <table:table-cell office:value-type="string">
                <text:p>msort_omp_balanced</text:p>
              </table:table-cell>
              <table:table-cell office:value-type="float" office:value="6040.305683">
                <text:p>6040.305683</text:p>
              </table:table-cell>
              <table:table-cell office:value-type="float" office:value="8567.990584">
                <text:p>8567.990584</text:p>
              </table:table-cell>
              <table:table-cell office:value-type="float" office:value="6556.547885">
                <text:p>6556.547885</text:p>
              </table:table-cell>
              <table:table-cell office:value-type="float" office:value="5472.399269">
                <text:p>5472.399269</text:p>
              </table:table-cell>
              <table:table-cell office:value-type="float" office:value="5602.280508">
                <text:p>5602.280508</text:p>
              </table:table-cell>
              <table:table-cell office:value-type="float" office:value="4293.021366">
                <text:p>4293.021366</text:p>
              </table:table-cell>
              <table:table-cell office:value-type="float" office:value="4010.302537">
                <text:p>4010.302537</text:p>
              </table:table-cell>
              <table:table-cell office:value-type="float" office:value="3416.075543">
                <text:p>3416.075543</text:p>
              </table:table-cell>
              <table:table-cell office:value-type="float" office:value="3211.437029">
                <text:p>3211.437029</text:p>
              </table:table-cell>
              <table:table-cell office:value-type="float" office:value="2637.211469">
                <text:p>2637.211469</text:p>
              </table:table-cell>
              <table:table-cell office:value-type="float" office:value="2604.827401">
                <text:p>2604.827401</text:p>
              </table:table-cell>
              <table:table-cell office:value-type="float" office:value="2371.988241">
                <text:p>2371.988241</text:p>
              </table:table-cell>
              <table:table-cell office:value-type="float" office:value="2112.836071">
                <text:p>2112.836071</text:p>
              </table:table-cell>
              <table:table-cell office:value-type="float" office:value="2187.645183">
                <text:p>2187.645183</text:p>
              </table:table-cell>
              <table:table-cell office:value-type="float" office:value="2076.530653">
                <text:p>2076.530653</text:p>
              </table:table-cell>
              <table:table-cell office:value-type="float" office:value="1860.691623">
                <text:p>1860.691623</text:p>
              </table:table-cell>
              <table:table-cell office:value-type="float" office:value="1817.501145">
                <text:p>1817.501145</text:p>
              </table:table-cell>
              <table:table-cell office:value-type="float" office:value="1685.607297">
                <text:p>1685.607297</text:p>
              </table:table-cell>
              <table:table-cell office:value-type="float" office:value="1564.686533">
                <text:p>1564.686533</text:p>
              </table:table-cell>
              <table:table-cell office:value-type="float" office:value="1618.302148">
                <text:p>1618.302148</text:p>
              </table:table-cell>
              <table:table-cell office:value-type="float" office:value="1519.148877">
                <text:p>1519.148877</text:p>
              </table:table-cell>
              <table:table-cell office:value-type="float" office:value="1429.659095">
                <text:p>1429.659095</text:p>
              </table:table-cell>
              <table:table-cell office:value-type="float" office:value="1384.791476">
                <text:p>1384.791476</text:p>
              </table:table-cell>
              <table:table-cell office:value-type="float" office:value="1470.72758">
                <text:p>1470.72758</text:p>
              </table:table-cell>
              <table:table-cell office:value-type="float" office:value="1341.553331">
                <text:p>1341.553331</text:p>
              </table:table-cell>
              <table:table-cell office:value-type="float" office:value="1236.578759">
                <text:p>1236.578759</text:p>
              </table:table-cell>
              <table:table-cell office:value-type="float" office:value="1173.8666">
                <text:p>1173.8666</text:p>
              </table:table-cell>
              <table:table-cell office:value-type="float" office:value="1282.560688">
                <text:p>1282.560688</text:p>
              </table:table-cell>
              <table:table-cell office:value-type="float" office:value="1307.758299">
                <text:p>1307.758299</text:p>
              </table:table-cell>
              <table:table-cell office:value-type="float" office:value="1176.599477">
                <text:p>1176.599477</text:p>
              </table:table-cell>
              <table:table-cell office:value-type="float" office:value="1075.041548">
                <text:p>1075.041548</text:p>
              </table:table-cell>
              <table:table-cell office:value-type="float" office:value="1068.364222">
                <text:p>1068.364222</text:p>
              </table:table-cell>
              <table:table-cell office:value-type="float" office:value="1079.493973">
                <text:p>1079.493973</text:p>
              </table:table-cell>
              <table:table-cell office:value-type="float" office:value="1069.516961">
                <text:p>1069.516961</text:p>
              </table:table-cell>
              <table:table-cell office:value-type="float" office:value="1013.160195">
                <text:p>1013.160195</text:p>
              </table:table-cell>
              <table:table-cell office:value-type="float" office:value="935.574769">
                <text:p>935.574769</text:p>
              </table:table-cell>
              <table:table-cell office:value-type="float" office:value="876.324932">
                <text:p>876.324932</text:p>
              </table:table-cell>
              <table:table-cell office:value-type="float" office:value="989.045649">
                <text:p>989.045649</text:p>
              </table:table-cell>
              <table:table-cell office:value-type="float" office:value="907.788503">
                <text:p>907.788503</text:p>
              </table:table-cell>
              <table:table-cell office:value-type="float" office:value="955.699511">
                <text:p>955.699511</text:p>
              </table:table-cell>
              <table:table-cell office:value-type="float" office:value="858.101619">
                <text:p>858.101619</text:p>
              </table:table-cell>
              <table:table-cell office:value-type="float" office:value="821.52046">
                <text:p>821.52046</text:p>
              </table:table-cell>
              <table:table-cell office:value-type="float" office:value="857.37628">
                <text:p>857.37628</text:p>
              </table:table-cell>
              <table:table-cell office:value-type="float" office:value="824.850557">
                <text:p>824.850557</text:p>
              </table:table-cell>
              <table:table-cell office:value-type="float" office:value="868.175761">
                <text:p>868.175761</text:p>
              </table:table-cell>
              <table:table-cell office:value-type="float" office:value="895.195761">
                <text:p>895.195761</text:p>
              </table:table-cell>
              <table:table-cell office:value-type="float" office:value="863.41847">
                <text:p>863.41847</text:p>
              </table:table-cell>
              <table:table-cell office:value-type="float" office:value="801.351644">
                <text:p>801.351644</text:p>
              </table:table-cell>
              <table:table-cell office:value-type="float" office:value="833.721857">
                <text:p>833.721857</text:p>
              </table:table-cell>
              <table:table-cell office:value-type="float" office:value="747.661931">
                <text:p>747.661931</text:p>
              </table:table-cell>
              <table:table-cell office:value-type="float" office:value="732.054096">
                <text:p>732.054096</text:p>
              </table:table-cell>
              <table:table-cell office:value-type="float" office:value="827.536859">
                <text:p>827.536859</text:p>
              </table:table-cell>
              <table:table-cell office:value-type="float" office:value="782.632669">
                <text:p>782.632669</text:p>
              </table:table-cell>
              <table:table-cell office:value-type="float" office:value="734.756306">
                <text:p>734.756306</text:p>
              </table:table-cell>
              <table:table-cell office:value-type="float" office:value="726.465416">
                <text:p>726.465416</text:p>
              </table:table-cell>
              <table:table-cell office:value-type="float" office:value="739.273593">
                <text:p>739.273593</text:p>
              </table:table-cell>
              <table:table-cell office:value-type="float" office:value="754.775447">
                <text:p>754.775447</text:p>
              </table:table-cell>
              <table:table-cell office:value-type="float" office:value="726.859394">
                <text:p>726.859394</text:p>
              </table:table-cell>
              <table:table-cell office:value-type="float" office:value="705.436474">
                <text:p>705.436474</text:p>
              </table:table-cell>
              <table:table-cell office:value-type="float" office:value="728.893559">
                <text:p>728.893559</text:p>
              </table:table-cell>
              <table:table-cell office:value-type="float" office:value="697.095931">
                <text:p>697.095931</text:p>
              </table:table-cell>
              <table:table-cell office:value-type="float" office:value="723.926352">
                <text:p>723.926352</text:p>
              </table:table-cell>
              <table:table-cell office:value-type="float" office:value="715.80663">
                <text:p>715.80663</text:p>
              </table:table-cell>
              <table:table-cell office:value-type="float" office:value="711.654385">
                <text:p>711.654385</text:p>
              </table:table-cell>
              <table:table-cell office:value-type="float" office:value="719.063718">
                <text:p>719.063718</text:p>
              </table:table-cell>
              <table:table-cell office:value-type="float" office:value="738.588739">
                <text:p>738.588739</text:p>
              </table:table-cell>
              <table:table-cell office:value-type="float" office:value="691.664114">
                <text:p>691.664114</text:p>
              </table:table-cell>
              <table:table-cell office:value-type="float" office:value="721.914001">
                <text:p>721.914001</text:p>
              </table:table-cell>
              <table:table-cell office:value-type="float" office:value="720.129783">
                <text:p>720.129783</text:p>
              </table:table-cell>
              <table:table-cell office:value-type="float" office:value="685.804702">
                <text:p>685.804702</text:p>
              </table:table-cell>
              <table:table-cell office:value-type="float" office:value="760.715759">
                <text:p>760.715759</text:p>
              </table:table-cell>
              <table:table-cell office:value-type="float" office:value="728.947192">
                <text:p>728.947192</text:p>
              </table:table-cell>
              <table:table-cell office:value-type="float" office:value="703.995488">
                <text:p>703.995488</text:p>
              </table:table-cell>
              <table:table-cell office:value-type="float" office:value="719.062435">
                <text:p>719.062435</text:p>
              </table:table-cell>
              <table:table-cell office:value-type="float" office:value="697.157006">
                <text:p>697.157006</text:p>
              </table:table-cell>
              <table:table-cell office:value-type="float" office:value="658.740821">
                <text:p>658.740821</text:p>
              </table:table-cell>
              <table:table-cell office:value-type="float" office:value="663.104008">
                <text:p>663.104008</text:p>
              </table:table-cell>
              <table:table-cell office:value-type="float" office:value="675.185949">
                <text:p>675.185949</text:p>
              </table:table-cell>
              <table:table-cell office:value-type="float" office:value="669.262508">
                <text:p>669.262508</text:p>
              </table:table-cell>
              <table:table-cell office:value-type="float" office:value="687.911235">
                <text:p>687.911235</text:p>
              </table:table-cell>
              <table:table-cell office:value-type="float" office:value="638.847167">
                <text:p>638.847167</text:p>
              </table:table-cell>
              <table:table-cell office:value-type="float" office:value="721.269178">
                <text:p>721.269178</text:p>
              </table:table-cell>
              <table:table-cell office:value-type="float" office:value="697.987366">
                <text:p>697.987366</text:p>
              </table:table-cell>
              <table:table-cell office:value-type="float" office:value="683.701123">
                <text:p>683.701123</text:p>
              </table:table-cell>
              <table:table-cell office:value-type="float" office:value="662.223544">
                <text:p>662.223544</text:p>
              </table:table-cell>
              <table:table-cell office:value-type="float" office:value="655.426055">
                <text:p>655.426055</text:p>
              </table:table-cell>
              <table:table-cell office:value-type="float" office:value="668.147943">
                <text:p>668.147943</text:p>
              </table:table-cell>
              <table:table-cell office:value-type="float" office:value="729.76703">
                <text:p>729.76703</text:p>
              </table:table-cell>
              <table:table-cell office:value-type="float" office:value="668.617624">
                <text:p>668.617624</text:p>
              </table:table-cell>
              <table:table-cell office:value-type="float" office:value="680.497794">
                <text:p>680.497794</text:p>
              </table:table-cell>
              <table:table-cell office:value-type="float" office:value="676.147695">
                <text:p>676.147695</text:p>
              </table:table-cell>
              <table:table-cell office:value-type="float" office:value="656.083003">
                <text:p>656.083003</text:p>
              </table:table-cell>
              <table:table-cell office:value-type="float" office:value="664.535821">
                <text:p>664.535821</text:p>
              </table:table-cell>
              <table:table-cell office:value-type="float" office:value="664.601324">
                <text:p>664.601324</text:p>
              </table:table-cell>
              <table:table-cell office:value-type="float" office:value="643.628323">
                <text:p>643.628323</text:p>
              </table:table-cell>
              <table:table-cell office:value-type="float" office:value="705.850981">
                <text:p>705.850981</text:p>
              </table:table-cell>
              <table:table-cell office:value-type="float" office:value="654.814595">
                <text:p>654.814595</text:p>
              </table:table-cell>
              <table:table-cell office:value-type="float" office:value="740.171379">
                <text:p>740.171379</text:p>
              </table:table-cell>
              <table:table-cell office:value-type="float" office:value="692.370204">
                <text:p>692.370204</text:p>
              </table:table-cell>
              <table:table-cell office:value-type="float" office:value="687.813204">
                <text:p>687.813204</text:p>
              </table:table-cell>
              <table:table-cell office:value-type="float" office:value="667.76481">
                <text:p>667.76481</text:p>
              </table:table-cell>
              <table:table-cell office:value-type="float" office:value="669.868261">
                <text:p>669.868261</text:p>
              </table:table-cell>
              <table:table-cell office:value-type="float" office:value="627.949593">
                <text:p>627.949593</text:p>
              </table:table-cell>
              <table:table-cell office:value-type="float" office:value="657.31709">
                <text:p>657.31709</text:p>
              </table:table-cell>
              <table:table-cell office:value-type="float" office:value="640.526876">
                <text:p>640.526876</text:p>
              </table:table-cell>
              <table:table-cell office:value-type="float" office:value="655.958542">
                <text:p>655.958542</text:p>
              </table:table-cell>
              <table:table-cell office:value-type="float" office:value="685.918641">
                <text:p>685.918641</text:p>
              </table:table-cell>
              <table:table-cell office:value-type="float" office:value="634.609147">
                <text:p>634.609147</text:p>
              </table:table-cell>
              <table:table-cell office:value-type="float" office:value="675.132249">
                <text:p>675.132249</text:p>
              </table:table-cell>
              <table:table-cell office:value-type="float" office:value="692.120063">
                <text:p>692.120063</text:p>
              </table:table-cell>
              <table:table-cell office:value-type="float" office:value="652.62556">
                <text:p>652.62556</text:p>
              </table:table-cell>
              <table:table-cell office:value-type="float" office:value="662.116981">
                <text:p>662.116981</text:p>
              </table:table-cell>
              <table:table-cell office:value-type="float" office:value="658.79529">
                <text:p>658.79529</text:p>
              </table:table-cell>
              <table:table-cell office:value-type="float" office:value="694.046769">
                <text:p>694.046769</text:p>
              </table:table-cell>
              <table:table-cell office:value-type="float" office:value="687.670717">
                <text:p>687.670717</text:p>
              </table:table-cell>
              <table:table-cell office:value-type="float" office:value="691.117384">
                <text:p>691.117384</text:p>
              </table:table-cell>
              <table:table-cell office:value-type="float" office:value="655.845116">
                <text:p>655.845116</text:p>
              </table:table-cell>
              <table:table-cell office:value-type="float" office:value="648.622797">
                <text:p>648.622797</text:p>
              </table:table-cell>
              <table:table-cell office:value-type="float" office:value="711.648546">
                <text:p>711.648546</text:p>
              </table:table-cell>
              <table:table-cell office:value-type="float" office:value="710.96568">
                <text:p>710.96568</text:p>
              </table:table-cell>
              <table:table-cell office:value-type="float" office:value="663.790211">
                <text:p>663.790211</text:p>
              </table:table-cell>
              <table:table-cell office:value-type="float" office:value="668.319429">
                <text:p>668.319429</text:p>
              </table:table-cell>
              <table:table-cell office:value-type="float" office:value="669.229791">
                <text:p>669.229791</text:p>
              </table:table-cell>
              <table:table-cell office:value-type="float" office:value="689.376986">
                <text:p>689.376986</text:p>
              </table:table-cell>
              <table:table-cell office:value-type="float" office:value="679.286096">
                <text:p>679.286096</text:p>
              </table:table-cell>
              <table:table-cell office:value-type="float" office:value="691.79454">
                <text:p>691.79454</text:p>
              </table:table-cell>
              <table:table-cell office:value-type="float" office:value="702.919221">
                <text:p>702.919221</text:p>
              </table:table-cell>
              <table:table-cell office:value-type="float" office:value="707.085773">
                <text:p>707.085773</text:p>
              </table:table-cell>
              <table:table-cell office:value-type="float" office:value="668.96682">
                <text:p>668.96682</text:p>
              </table:table-cell>
              <table:table-cell office:value-type="float" office:value="716.366639">
                <text:p>716.366639</text:p>
              </table:table-cell>
              <table:table-cell office:value-type="float" office:value="690.637887">
                <text:p>690.637887</text:p>
              </table:table-cell>
              <table:table-cell office:value-type="float" office:value="732.940462">
                <text:p>732.940462</text:p>
              </table:table-cell>
              <table:table-cell office:value-type="float" office:value="698.62218">
                <text:p>698.62218</text:p>
              </table:table-cell>
              <table:table-cell office:value-type="float" office:value="709.011132">
                <text:p>709.011132</text:p>
              </table:table-cell>
              <table:table-cell office:value-type="float" office:value="741.140505">
                <text:p>741.140505</text:p>
              </table:table-cell>
              <table:table-cell office:value-type="float" office:value="762.334197">
                <text:p>762.334197</text:p>
              </table:table-cell>
              <table:table-cell office:value-type="float" office:value="757.083747">
                <text:p>757.083747</text:p>
              </table:table-cell>
              <table:table-cell office:value-type="float" office:value="744.836157">
                <text:p>744.836157</text:p>
              </table:table-cell>
              <table:table-cell office:value-type="float" office:value="746.5167">
                <text:p>746.5167</text:p>
              </table:table-cell>
              <table:table-cell office:value-type="float" office:value="688.085287">
                <text:p>688.085287</text:p>
              </table:table-cell>
              <table:table-cell office:value-type="float" office:value="738.545303">
                <text:p>738.545303</text:p>
              </table:table-cell>
              <table:table-cell office:value-type="float" office:value="746.407188">
                <text:p>746.407188</text:p>
              </table:table-cell>
              <table:table-cell office:value-type="float" office:value="689.200303">
                <text:p>689.200303</text:p>
              </table:table-cell>
              <table:table-cell office:value-type="float" office:value="730.280141">
                <text:p>730.280141</text:p>
              </table:table-cell>
              <table:table-cell office:value-type="float" office:value="778.194551">
                <text:p>778.194551</text:p>
              </table:table-cell>
              <table:table-cell office:value-type="float" office:value="751.717561">
                <text:p>751.717561</text:p>
              </table:table-cell>
              <table:table-cell office:value-type="float" office:value="738.323456">
                <text:p>738.323456</text:p>
              </table:table-cell>
              <table:table-cell office:value-type="float" office:value="736.329451">
                <text:p>736.329451</text:p>
              </table:table-cell>
              <table:table-cell office:value-type="float" office:value="716.424635">
                <text:p>716.424635</text:p>
              </table:table-cell>
              <table:table-cell office:value-type="float" office:value="780.586188">
                <text:p>780.586188</text:p>
              </table:table-cell>
              <table:table-cell office:value-type="float" office:value="743.363608">
                <text:p>743.363608</text:p>
              </table:table-cell>
              <table:table-cell office:value-type="float" office:value="803.944536">
                <text:p>803.944536</text:p>
              </table:table-cell>
              <table:table-cell office:value-type="float" office:value="741.714629">
                <text:p>741.714629</text:p>
              </table:table-cell>
              <table:table-cell office:value-type="float" office:value="792.21808">
                <text:p>792.21808</text:p>
              </table:table-cell>
              <table:table-cell office:value-type="float" office:value="732.224297">
                <text:p>732.224297</text:p>
              </table:table-cell>
              <table:table-cell office:value-type="float" office:value="770.573828">
                <text:p>770.573828</text:p>
              </table:table-cell>
              <table:table-cell office:value-type="float" office:value="751.505462">
                <text:p>751.505462</text:p>
              </table:table-cell>
              <table:table-cell office:value-type="float" office:value="725.024814">
                <text:p>725.024814</text:p>
              </table:table-cell>
              <table:table-cell office:value-type="float" office:value="743.358795">
                <text:p>743.358795</text:p>
              </table:table-cell>
              <table:table-cell office:value-type="float" office:value="744.052502">
                <text:p>744.052502</text:p>
              </table:table-cell>
              <table:table-cell office:value-type="float" office:value="790.963206">
                <text:p>790.963206</text:p>
              </table:table-cell>
              <table:table-cell office:value-type="float" office:value="726.502114">
                <text:p>726.502114</text:p>
              </table:table-cell>
              <table:table-cell office:value-type="float" office:value="730.938182">
                <text:p>730.938182</text:p>
              </table:table-cell>
              <table:table-cell office:value-type="float" office:value="747.756818">
                <text:p>747.756818</text:p>
              </table:table-cell>
              <table:table-cell office:value-type="float" office:value="789.215365">
                <text:p>789.215365</text:p>
              </table:table-cell>
              <table:table-cell office:value-type="float" office:value="815.764917">
                <text:p>815.764917</text:p>
              </table:table-cell>
              <table:table-cell office:value-type="float" office:value="835.540908">
                <text:p>835.540908</text:p>
              </table:table-cell>
              <table:table-cell office:value-type="float" office:value="818.010857">
                <text:p>818.010857</text:p>
              </table:table-cell>
              <table:table-cell office:value-type="float" office:value="791.730373">
                <text:p>791.730373</text:p>
              </table:table-cell>
              <table:table-cell office:value-type="float" office:value="818.205567">
                <text:p>818.205567</text:p>
              </table:table-cell>
              <table:table-cell office:value-type="float" office:value="770.67083">
                <text:p>770.67083</text:p>
              </table:table-cell>
              <table:table-cell office:value-type="float" office:value="800.884211">
                <text:p>800.884211</text:p>
              </table:table-cell>
              <table:table-cell office:value-type="float" office:value="826.514355">
                <text:p>826.514355</text:p>
              </table:table-cell>
              <table:table-cell office:value-type="float" office:value="763.109832">
                <text:p>763.109832</text:p>
              </table:table-cell>
              <table:table-cell office:value-type="float" office:value="780.081223">
                <text:p>780.081223</text:p>
              </table:table-cell>
              <table:table-cell office:value-type="float" office:value="775.03748">
                <text:p>775.03748</text:p>
              </table:table-cell>
              <table:table-cell office:value-type="float" office:value="777.837207">
                <text:p>777.837207</text:p>
              </table:table-cell>
              <table:table-cell office:value-type="float" office:value="765.41223">
                <text:p>765.41223</text:p>
              </table:table-cell>
              <table:table-cell office:value-type="float" office:value="831.305007">
                <text:p>831.305007</text:p>
              </table:table-cell>
              <table:table-cell office:value-type="float" office:value="834.610341">
                <text:p>834.610341</text:p>
              </table:table-cell>
              <table:table-cell office:value-type="float" office:value="746.285163">
                <text:p>746.285163</text:p>
              </table:table-cell>
              <table:table-cell office:value-type="float" office:value="813.434483">
                <text:p>813.434483</text:p>
              </table:table-cell>
              <table:table-cell office:value-type="float" office:value="815.899835">
                <text:p>815.899835</text:p>
              </table:table-cell>
              <table:table-cell office:value-type="float" office:value="840.921466">
                <text:p>840.921466</text:p>
              </table:table-cell>
              <table:table-cell office:value-type="float" office:value="794.497766">
                <text:p>794.497766</text:p>
              </table:table-cell>
              <table:table-cell office:value-type="float" office:value="841.387424">
                <text:p>841.387424</text:p>
              </table:table-cell>
              <table:table-cell office:value-type="float" office:value="848.626041">
                <text:p>848.626041</text:p>
              </table:table-cell>
              <table:table-cell office:value-type="float" office:value="823.252005">
                <text:p>823.252005</text:p>
              </table:table-cell>
              <table:table-cell office:value-type="float" office:value="850.204578">
                <text:p>850.204578</text:p>
              </table:table-cell>
              <table:table-cell office:value-type="float" office:value="834.971018">
                <text:p>834.971018</text:p>
              </table:table-cell>
              <table:table-cell office:value-type="float" office:value="820.445414">
                <text:p>820.445414</text:p>
              </table:table-cell>
              <table:table-cell office:value-type="float" office:value="851.069003">
                <text:p>851.069003</text:p>
              </table:table-cell>
              <table:table-cell office:value-type="float" office:value="820.039185">
                <text:p>820.039185</text:p>
              </table:table-cell>
              <table:table-cell office:value-type="float" office:value="882.876126">
                <text:p>882.876126</text:p>
              </table:table-cell>
              <table:table-cell office:value-type="float" office:value="838.596874">
                <text:p>838.596874</text:p>
              </table:table-cell>
              <table:table-cell office:value-type="float" office:value="853.560401">
                <text:p>853.560401</text:p>
              </table:table-cell>
              <table:table-cell office:value-type="float" office:value="842.857668">
                <text:p>842.857668</text:p>
              </table:table-cell>
              <table:table-cell office:value-type="float" office:value="852.754357">
                <text:p>852.754357</text:p>
              </table:table-cell>
              <table:table-cell office:value-type="float" office:value="856.795164">
                <text:p>856.795164</text:p>
              </table:table-cell>
              <table:table-cell office:value-type="float" office:value="828.692742">
                <text:p>828.692742</text:p>
              </table:table-cell>
              <table:table-cell office:value-type="float" office:value="879.865393">
                <text:p>879.865393</text:p>
              </table:table-cell>
              <table:table-cell office:value-type="float" office:value="893.944993">
                <text:p>893.944993</text:p>
              </table:table-cell>
              <table:table-cell office:value-type="float" office:value="839.177156">
                <text:p>839.177156</text:p>
              </table:table-cell>
              <table:table-cell office:value-type="float" office:value="882.729659">
                <text:p>882.729659</text:p>
              </table:table-cell>
              <table:table-cell office:value-type="float" office:value="905.119971">
                <text:p>905.119971</text:p>
              </table:table-cell>
              <table:table-cell office:value-type="float" office:value="858.540695">
                <text:p>858.540695</text:p>
              </table:table-cell>
              <table:table-cell office:value-type="float" office:value="854.99401">
                <text:p>854.99401</text:p>
              </table:table-cell>
              <table:table-cell office:value-type="float" office:value="842.263977">
                <text:p>842.263977</text:p>
              </table:table-cell>
              <table:table-cell office:value-type="float" office:value="889.229081">
                <text:p>889.229081</text:p>
              </table:table-cell>
              <table:table-cell office:value-type="float" office:value="891.642339">
                <text:p>891.642339</text:p>
              </table:table-cell>
              <table:table-cell office:value-type="float" office:value="885.564802">
                <text:p>885.564802</text:p>
              </table:table-cell>
              <table:table-cell office:value-type="float" office:value="844.454743">
                <text:p>844.454743</text:p>
              </table:table-cell>
              <table:table-cell office:value-type="float" office:value="899.99225">
                <text:p>899.99225</text:p>
              </table:table-cell>
              <table:table-cell office:value-type="float" office:value="888.613321">
                <text:p>888.613321</text:p>
              </table:table-cell>
              <table:table-cell office:value-type="float" office:value="856.471182">
                <text:p>856.471182</text:p>
              </table:table-cell>
              <table:table-cell office:value-type="float" office:value="859.786331">
                <text:p>859.786331</text:p>
              </table:table-cell>
              <table:table-cell office:value-type="float" office:value="908.267163">
                <text:p>908.267163</text:p>
              </table:table-cell>
              <table:table-cell office:value-type="float" office:value="857.664339">
                <text:p>857.664339</text:p>
              </table:table-cell>
              <table:table-cell office:value-type="float" office:value="924.805187">
                <text:p>924.805187</text:p>
              </table:table-cell>
              <table:table-cell office:value-type="float" office:value="918.244948">
                <text:p>918.244948</text:p>
              </table:table-cell>
              <table:table-cell office:value-type="float" office:value="930.7267">
                <text:p>930.7267</text:p>
              </table:table-cell>
              <table:table-cell office:value-type="float" office:value="945.070169">
                <text:p>945.070169</text:p>
              </table:table-cell>
              <table:table-cell office:value-type="float" office:value="890.806398">
                <text:p>890.806398</text:p>
              </table:table-cell>
              <table:table-cell office:value-type="float" office:value="857.558354">
                <text:p>857.558354</text:p>
              </table:table-cell>
              <table:table-cell office:value-type="float" office:value="909.5153">
                <text:p>909.5153</text:p>
              </table:table-cell>
              <table:table-cell office:value-type="float" office:value="872.270523">
                <text:p>872.270523</text:p>
              </table:table-cell>
              <table:table-cell office:value-type="float" office:value="942.486708">
                <text:p>942.486708</text:p>
              </table:table-cell>
              <table:table-cell office:value-type="float" office:value="903.203213">
                <text:p>903.203213</text:p>
              </table:table-cell>
              <table:table-cell office:value-type="float" office:value="923.448692">
                <text:p>923.448692</text:p>
              </table:table-cell>
              <table:table-cell office:value-type="float" office:value="927.41277">
                <text:p>927.41277</text:p>
              </table:table-cell>
              <table:table-cell office:value-type="float" office:value="946.427436">
                <text:p>946.427436</text:p>
              </table:table-cell>
              <table:table-cell office:value-type="float" office:value="931.933522">
                <text:p>931.933522</text:p>
              </table:table-cell>
              <table:table-cell office:value-type="float" office:value="911.810578">
                <text:p>911.810578</text:p>
              </table:table-cell>
              <table:table-cell office:value-type="float" office:value="882.13398">
                <text:p>882.13398</text:p>
              </table:table-cell>
              <table:table-cell office:value-type="float" office:value="913.726121">
                <text:p>913.726121</text:p>
              </table:table-cell>
              <table:table-cell office:value-type="float" office:value="941.030967">
                <text:p>941.030967</text:p>
              </table:table-cell>
              <table:table-cell office:value-type="float" office:value="960.487854">
                <text:p>960.487854</text:p>
              </table:table-cell>
              <table:table-cell office:value-type="float" office:value="951.848603">
                <text:p>951.848603</text:p>
              </table:table-cell>
              <table:table-cell office:value-type="float" office:value="937.129889">
                <text:p>937.129889</text:p>
              </table:table-cell>
              <table:table-cell office:value-type="float" office:value="935.742729">
                <text:p>935.742729</text:p>
              </table:table-cell>
            </table:table-row>
            <table:table-row>
              <table:table-cell office:value-type="string">
                <text:p>msort_cilk</text:p>
              </table:table-cell>
              <table:table-cell office:value-type="float" office:value="4394.295215">
                <text:p>4394.295215</text:p>
              </table:table-cell>
              <table:table-cell office:value-type="float" office:value="2336.851981">
                <text:p>2336.851981</text:p>
              </table:table-cell>
              <table:table-cell office:value-type="float" office:value="1648.750848">
                <text:p>1648.750848</text:p>
              </table:table-cell>
              <table:table-cell office:value-type="float" office:value="1282.645949">
                <text:p>1282.645949</text:p>
              </table:table-cell>
              <table:table-cell office:value-type="float" office:value="1102.065654">
                <text:p>1102.065654</text:p>
              </table:table-cell>
              <table:table-cell office:value-type="float" office:value="941.25474">
                <text:p>941.25474</text:p>
              </table:table-cell>
              <table:table-cell office:value-type="float" office:value="847.401772">
                <text:p>847.401772</text:p>
              </table:table-cell>
              <table:table-cell office:value-type="float" office:value="781.661619">
                <text:p>781.661619</text:p>
              </table:table-cell>
              <table:table-cell office:value-type="float" office:value="720.363052">
                <text:p>720.363052</text:p>
              </table:table-cell>
              <table:table-cell office:value-type="float" office:value="684.865793">
                <text:p>684.865793</text:p>
              </table:table-cell>
              <table:table-cell office:value-type="float" office:value="633.513634">
                <text:p>633.513634</text:p>
              </table:table-cell>
              <table:table-cell office:value-type="float" office:value="616.899396">
                <text:p>616.899396</text:p>
              </table:table-cell>
              <table:table-cell office:value-type="float" office:value="597.727936">
                <text:p>597.727936</text:p>
              </table:table-cell>
              <table:table-cell office:value-type="float" office:value="570.402429">
                <text:p>570.402429</text:p>
              </table:table-cell>
              <table:table-cell office:value-type="float" office:value="535.272652">
                <text:p>535.272652</text:p>
              </table:table-cell>
              <table:table-cell office:value-type="float" office:value="523.689517">
                <text:p>523.689517</text:p>
              </table:table-cell>
              <table:table-cell office:value-type="float" office:value="516.05981">
                <text:p>516.05981</text:p>
              </table:table-cell>
              <table:table-cell office:value-type="float" office:value="501.366054">
                <text:p>501.366054</text:p>
              </table:table-cell>
              <table:table-cell office:value-type="float" office:value="491.958419">
                <text:p>491.958419</text:p>
              </table:table-cell>
              <table:table-cell office:value-type="float" office:value="488.72186">
                <text:p>488.72186</text:p>
              </table:table-cell>
              <table:table-cell office:value-type="float" office:value="481.350315">
                <text:p>481.350315</text:p>
              </table:table-cell>
              <table:table-cell office:value-type="float" office:value="492.65848">
                <text:p>492.65848</text:p>
              </table:table-cell>
              <table:table-cell office:value-type="float" office:value="458.224526">
                <text:p>458.224526</text:p>
              </table:table-cell>
              <table:table-cell office:value-type="float" office:value="482.218201">
                <text:p>482.218201</text:p>
              </table:table-cell>
              <table:table-cell office:value-type="float" office:value="469.369096">
                <text:p>469.369096</text:p>
              </table:table-cell>
              <table:table-cell office:value-type="float" office:value="456.851416">
                <text:p>456.851416</text:p>
              </table:table-cell>
              <table:table-cell office:value-type="float" office:value="465.87181">
                <text:p>465.87181</text:p>
              </table:table-cell>
              <table:table-cell office:value-type="float" office:value="434.989163">
                <text:p>434.989163</text:p>
              </table:table-cell>
              <table:table-cell office:value-type="float" office:value="445.350079">
                <text:p>445.350079</text:p>
              </table:table-cell>
              <table:table-cell office:value-type="float" office:value="434.570038">
                <text:p>434.570038</text:p>
              </table:table-cell>
              <table:table-cell office:value-type="float" office:value="440.407508">
                <text:p>440.407508</text:p>
              </table:table-cell>
              <table:table-cell office:value-type="float" office:value="439.393152">
                <text:p>439.393152</text:p>
              </table:table-cell>
              <table:table-cell office:value-type="float" office:value="471.621968">
                <text:p>471.621968</text:p>
              </table:table-cell>
              <table:table-cell office:value-type="float" office:value="479.03842">
                <text:p>479.03842</text:p>
              </table:table-cell>
              <table:table-cell office:value-type="float" office:value="459.582112">
                <text:p>459.582112</text:p>
              </table:table-cell>
              <table:table-cell office:value-type="float" office:value="431.291264">
                <text:p>431.291264</text:p>
              </table:table-cell>
              <table:table-cell office:value-type="float" office:value="443.00983">
                <text:p>443.00983</text:p>
              </table:table-cell>
              <table:table-cell office:value-type="float" office:value="435.29204">
                <text:p>435.29204</text:p>
              </table:table-cell>
              <table:table-cell office:value-type="float" office:value="421.761671">
                <text:p>421.761671</text:p>
              </table:table-cell>
              <table:table-cell office:value-type="float" office:value="461.854034">
                <text:p>461.854034</text:p>
              </table:table-cell>
              <table:table-cell office:value-type="float" office:value="469.890035">
                <text:p>469.890035</text:p>
              </table:table-cell>
              <table:table-cell office:value-type="float" office:value="442.830067">
                <text:p>442.830067</text:p>
              </table:table-cell>
              <table:table-cell office:value-type="float" office:value="452.586386">
                <text:p>452.586386</text:p>
              </table:table-cell>
              <table:table-cell office:value-type="float" office:value="454.543116">
                <text:p>454.543116</text:p>
              </table:table-cell>
              <table:table-cell office:value-type="float" office:value="450.548629">
                <text:p>450.548629</text:p>
              </table:table-cell>
              <table:table-cell office:value-type="float" office:value="442.12558">
                <text:p>442.12558</text:p>
              </table:table-cell>
              <table:table-cell office:value-type="float" office:value="479.090708">
                <text:p>479.090708</text:p>
              </table:table-cell>
              <table:table-cell office:value-type="float" office:value="469.317001">
                <text:p>469.317001</text:p>
              </table:table-cell>
              <table:table-cell office:value-type="float" office:value="439.843264">
                <text:p>439.843264</text:p>
              </table:table-cell>
              <table:table-cell office:value-type="float" office:value="459.690533">
                <text:p>459.690533</text:p>
              </table:table-cell>
              <table:table-cell office:value-type="float" office:value="439.88182">
                <text:p>439.88182</text:p>
              </table:table-cell>
              <table:table-cell office:value-type="float" office:value="451.438139">
                <text:p>451.438139</text:p>
              </table:table-cell>
              <table:table-cell office:value-type="float" office:value="453.064663">
                <text:p>453.064663</text:p>
              </table:table-cell>
              <table:table-cell office:value-type="float" office:value="470.91844">
                <text:p>470.91844</text:p>
              </table:table-cell>
              <table:table-cell office:value-type="float" office:value="475.026868">
                <text:p>475.026868</text:p>
              </table:table-cell>
              <table:table-cell office:value-type="float" office:value="458.47486">
                <text:p>458.47486</text:p>
              </table:table-cell>
              <table:table-cell office:value-type="float" office:value="462.348414">
                <text:p>462.348414</text:p>
              </table:table-cell>
              <table:table-cell office:value-type="float" office:value="464.805297">
                <text:p>464.805297</text:p>
              </table:table-cell>
              <table:table-cell office:value-type="float" office:value="488.226966">
                <text:p>488.226966</text:p>
              </table:table-cell>
              <table:table-cell office:value-type="float" office:value="498.551442">
                <text:p>498.551442</text:p>
              </table:table-cell>
              <table:table-cell office:value-type="float" office:value="473.373464">
                <text:p>473.373464</text:p>
              </table:table-cell>
              <table:table-cell office:value-type="float" office:value="479.39615">
                <text:p>479.39615</text:p>
              </table:table-cell>
              <table:table-cell office:value-type="float" office:value="483.514135">
                <text:p>483.514135</text:p>
              </table:table-cell>
              <table:table-cell office:value-type="float" office:value="481.837634">
                <text:p>481.837634</text:p>
              </table:table-cell>
              <table:table-cell office:value-type="float" office:value="495.101695">
                <text:p>495.101695</text:p>
              </table:table-cell>
              <table:table-cell office:value-type="float" office:value="493.253965">
                <text:p>493.253965</text:p>
              </table:table-cell>
              <table:table-cell office:value-type="float" office:value="488.792172">
                <text:p>488.792172</text:p>
              </table:table-cell>
              <table:table-cell office:value-type="float" office:value="496.602798">
                <text:p>496.602798</text:p>
              </table:table-cell>
              <table:table-cell office:value-type="float" office:value="484.478962">
                <text:p>484.478962</text:p>
              </table:table-cell>
              <table:table-cell office:value-type="float" office:value="506.067146">
                <text:p>506.067146</text:p>
              </table:table-cell>
              <table:table-cell office:value-type="float" office:value="495.553797">
                <text:p>495.553797</text:p>
              </table:table-cell>
              <table:table-cell office:value-type="float" office:value="536.039176">
                <text:p>536.039176</text:p>
              </table:table-cell>
              <table:table-cell office:value-type="float" office:value="485.487352">
                <text:p>485.487352</text:p>
              </table:table-cell>
              <table:table-cell office:value-type="float" office:value="518.879363">
                <text:p>518.879363</text:p>
              </table:table-cell>
              <table:table-cell office:value-type="float" office:value="546.662615">
                <text:p>546.662615</text:p>
              </table:table-cell>
              <table:table-cell office:value-type="float" office:value="505.747781">
                <text:p>505.747781</text:p>
              </table:table-cell>
              <table:table-cell office:value-type="float" office:value="512.810485">
                <text:p>512.810485</text:p>
              </table:table-cell>
              <table:table-cell office:value-type="float" office:value="516.457316">
                <text:p>516.457316</text:p>
              </table:table-cell>
              <table:table-cell office:value-type="float" office:value="515.534958">
                <text:p>515.534958</text:p>
              </table:table-cell>
              <table:table-cell office:value-type="float" office:value="534.999929">
                <text:p>534.999929</text:p>
              </table:table-cell>
              <table:table-cell office:value-type="float" office:value="541.414601">
                <text:p>541.414601</text:p>
              </table:table-cell>
              <table:table-cell office:value-type="float" office:value="542.76481">
                <text:p>542.76481</text:p>
              </table:table-cell>
              <table:table-cell office:value-type="float" office:value="516.669797">
                <text:p>516.669797</text:p>
              </table:table-cell>
              <table:table-cell office:value-type="float" office:value="525.78232">
                <text:p>525.78232</text:p>
              </table:table-cell>
              <table:table-cell office:value-type="float" office:value="524.262678">
                <text:p>524.262678</text:p>
              </table:table-cell>
              <table:table-cell office:value-type="float" office:value="523.522779">
                <text:p>523.522779</text:p>
              </table:table-cell>
              <table:table-cell office:value-type="float" office:value="560.839475">
                <text:p>560.839475</text:p>
              </table:table-cell>
              <table:table-cell office:value-type="float" office:value="544.639998">
                <text:p>544.639998</text:p>
              </table:table-cell>
              <table:table-cell office:value-type="float" office:value="572.836024">
                <text:p>572.836024</text:p>
              </table:table-cell>
              <table:table-cell office:value-type="float" office:value="531.170768">
                <text:p>531.170768</text:p>
              </table:table-cell>
              <table:table-cell office:value-type="float" office:value="601.96788">
                <text:p>601.96788</text:p>
              </table:table-cell>
              <table:table-cell office:value-type="float" office:value="531.505658">
                <text:p>531.505658</text:p>
              </table:table-cell>
              <table:table-cell office:value-type="float" office:value="565.472753">
                <text:p>565.472753</text:p>
              </table:table-cell>
              <table:table-cell office:value-type="float" office:value="547.723611">
                <text:p>547.723611</text:p>
              </table:table-cell>
              <table:table-cell office:value-type="float" office:value="548.498092">
                <text:p>548.498092</text:p>
              </table:table-cell>
              <table:table-cell office:value-type="float" office:value="577.924931">
                <text:p>577.924931</text:p>
              </table:table-cell>
              <table:table-cell office:value-type="float" office:value="566.483003">
                <text:p>566.483003</text:p>
              </table:table-cell>
              <table:table-cell office:value-type="float" office:value="585.537125">
                <text:p>585.537125</text:p>
              </table:table-cell>
              <table:table-cell office:value-type="float" office:value="557.014871">
                <text:p>557.014871</text:p>
              </table:table-cell>
              <table:table-cell office:value-type="float" office:value="572.401374">
                <text:p>572.401374</text:p>
              </table:table-cell>
              <table:table-cell office:value-type="float" office:value="529.047684">
                <text:p>529.047684</text:p>
              </table:table-cell>
              <table:table-cell office:value-type="float" office:value="588.185381">
                <text:p>588.185381</text:p>
              </table:table-cell>
              <table:table-cell office:value-type="float" office:value="586.303648">
                <text:p>586.303648</text:p>
              </table:table-cell>
              <table:table-cell office:value-type="float" office:value="581.321686">
                <text:p>581.321686</text:p>
              </table:table-cell>
              <table:table-cell office:value-type="float" office:value="583.46947">
                <text:p>583.46947</text:p>
              </table:table-cell>
              <table:table-cell office:value-type="float" office:value="595.111051">
                <text:p>595.111051</text:p>
              </table:table-cell>
              <table:table-cell office:value-type="float" office:value="590.8763">
                <text:p>590.8763</text:p>
              </table:table-cell>
              <table:table-cell office:value-type="float" office:value="616.225896">
                <text:p>616.225896</text:p>
              </table:table-cell>
              <table:table-cell office:value-type="float" office:value="564.609034">
                <text:p>564.609034</text:p>
              </table:table-cell>
              <table:table-cell office:value-type="float" office:value="618.867417">
                <text:p>618.867417</text:p>
              </table:table-cell>
              <table:table-cell office:value-type="float" office:value="601.029163">
                <text:p>601.029163</text:p>
              </table:table-cell>
              <table:table-cell office:value-type="float" office:value="578.395766">
                <text:p>578.395766</text:p>
              </table:table-cell>
              <table:table-cell office:value-type="float" office:value="592.153885">
                <text:p>592.153885</text:p>
              </table:table-cell>
              <table:table-cell office:value-type="float" office:value="624.544178">
                <text:p>624.544178</text:p>
              </table:table-cell>
              <table:table-cell office:value-type="float" office:value="597.799532">
                <text:p>597.799532</text:p>
              </table:table-cell>
              <table:table-cell office:value-type="float" office:value="633.760119">
                <text:p>633.760119</text:p>
              </table:table-cell>
              <table:table-cell office:value-type="float" office:value="587.923693">
                <text:p>587.923693</text:p>
              </table:table-cell>
              <table:table-cell office:value-type="float" office:value="636.11076">
                <text:p>636.11076</text:p>
              </table:table-cell>
              <table:table-cell office:value-type="float" office:value="607.143655">
                <text:p>607.143655</text:p>
              </table:table-cell>
              <table:table-cell office:value-type="float" office:value="584.559335">
                <text:p>584.559335</text:p>
              </table:table-cell>
              <table:table-cell office:value-type="float" office:value="610.668398">
                <text:p>610.668398</text:p>
              </table:table-cell>
              <table:table-cell office:value-type="float" office:value="630.630699">
                <text:p>630.630699</text:p>
              </table:table-cell>
              <table:table-cell office:value-type="float" office:value="610.782914">
                <text:p>610.782914</text:p>
              </table:table-cell>
              <table:table-cell office:value-type="float" office:value="603.024321">
                <text:p>603.024321</text:p>
              </table:table-cell>
              <table:table-cell office:value-type="float" office:value="630.009934">
                <text:p>630.009934</text:p>
              </table:table-cell>
              <table:table-cell office:value-type="float" office:value="652.81347">
                <text:p>652.81347</text:p>
              </table:table-cell>
              <table:table-cell office:value-type="float" office:value="653.936118">
                <text:p>653.936118</text:p>
              </table:table-cell>
              <table:table-cell office:value-type="float" office:value="647.855758">
                <text:p>647.855758</text:p>
              </table:table-cell>
              <table:table-cell office:value-type="float" office:value="640.131488">
                <text:p>640.131488</text:p>
              </table:table-cell>
              <table:table-cell office:value-type="float" office:value="649.48626">
                <text:p>649.48626</text:p>
              </table:table-cell>
              <table:table-cell office:value-type="float" office:value="633.443579">
                <text:p>633.443579</text:p>
              </table:table-cell>
              <table:table-cell office:value-type="float" office:value="747.535933">
                <text:p>747.535933</text:p>
              </table:table-cell>
              <table:table-cell office:value-type="float" office:value="678.04983">
                <text:p>678.04983</text:p>
              </table:table-cell>
              <table:table-cell office:value-type="float" office:value="629.817981">
                <text:p>629.817981</text:p>
              </table:table-cell>
              <table:table-cell office:value-type="float" office:value="620.212363">
                <text:p>620.212363</text:p>
              </table:table-cell>
              <table:table-cell office:value-type="float" office:value="612.534477">
                <text:p>612.534477</text:p>
              </table:table-cell>
              <table:table-cell office:value-type="float" office:value="653.744682">
                <text:p>653.744682</text:p>
              </table:table-cell>
              <table:table-cell office:value-type="float" office:value="648.710882">
                <text:p>648.710882</text:p>
              </table:table-cell>
              <table:table-cell office:value-type="float" office:value="667.079697">
                <text:p>667.079697</text:p>
              </table:table-cell>
              <table:table-cell office:value-type="float" office:value="668.030218">
                <text:p>668.030218</text:p>
              </table:table-cell>
              <table:table-cell office:value-type="float" office:value="665.110457">
                <text:p>665.110457</text:p>
              </table:table-cell>
              <table:table-cell office:value-type="float" office:value="672.813878">
                <text:p>672.813878</text:p>
              </table:table-cell>
              <table:table-cell office:value-type="float" office:value="665.178653">
                <text:p>665.178653</text:p>
              </table:table-cell>
              <table:table-cell office:value-type="float" office:value="689.454228">
                <text:p>689.454228</text:p>
              </table:table-cell>
              <table:table-cell office:value-type="float" office:value="683.808389">
                <text:p>683.808389</text:p>
              </table:table-cell>
              <table:table-cell office:value-type="float" office:value="673.844721">
                <text:p>673.844721</text:p>
              </table:table-cell>
              <table:table-cell office:value-type="float" office:value="694.493223">
                <text:p>694.493223</text:p>
              </table:table-cell>
              <table:table-cell office:value-type="float" office:value="671.287629">
                <text:p>671.287629</text:p>
              </table:table-cell>
              <table:table-cell office:value-type="float" office:value="670.499098">
                <text:p>670.499098</text:p>
              </table:table-cell>
              <table:table-cell office:value-type="float" office:value="678.284443">
                <text:p>678.284443</text:p>
              </table:table-cell>
              <table:table-cell office:value-type="float" office:value="679.67212">
                <text:p>679.67212</text:p>
              </table:table-cell>
              <table:table-cell office:value-type="float" office:value="726.178453">
                <text:p>726.178453</text:p>
              </table:table-cell>
              <table:table-cell office:value-type="float" office:value="685.597417">
                <text:p>685.597417</text:p>
              </table:table-cell>
              <table:table-cell office:value-type="float" office:value="666.301176">
                <text:p>666.301176</text:p>
              </table:table-cell>
              <table:table-cell office:value-type="float" office:value="718.047695">
                <text:p>718.047695</text:p>
              </table:table-cell>
              <table:table-cell office:value-type="float" office:value="741.976255">
                <text:p>741.976255</text:p>
              </table:table-cell>
              <table:table-cell office:value-type="float" office:value="703.517469">
                <text:p>703.517469</text:p>
              </table:table-cell>
              <table:table-cell office:value-type="float" office:value="670.598026">
                <text:p>670.598026</text:p>
              </table:table-cell>
              <table:table-cell office:value-type="float" office:value="750.113425">
                <text:p>750.113425</text:p>
              </table:table-cell>
              <table:table-cell office:value-type="float" office:value="670.335311">
                <text:p>670.335311</text:p>
              </table:table-cell>
              <table:table-cell office:value-type="float" office:value="690.763312">
                <text:p>690.763312</text:p>
              </table:table-cell>
              <table:table-cell office:value-type="float" office:value="709.160741">
                <text:p>709.160741</text:p>
              </table:table-cell>
              <table:table-cell office:value-type="float" office:value="708.643395">
                <text:p>708.643395</text:p>
              </table:table-cell>
              <table:table-cell office:value-type="float" office:value="713.28418">
                <text:p>713.28418</text:p>
              </table:table-cell>
              <table:table-cell office:value-type="float" office:value="697.484262">
                <text:p>697.484262</text:p>
              </table:table-cell>
              <table:table-cell office:value-type="float" office:value="702.620069">
                <text:p>702.620069</text:p>
              </table:table-cell>
              <table:table-cell office:value-type="float" office:value="711.073331">
                <text:p>711.073331</text:p>
              </table:table-cell>
              <table:table-cell office:value-type="float" office:value="717.122322">
                <text:p>717.122322</text:p>
              </table:table-cell>
              <table:table-cell office:value-type="float" office:value="755.459661">
                <text:p>755.459661</text:p>
              </table:table-cell>
              <table:table-cell office:value-type="float" office:value="705.990648">
                <text:p>705.990648</text:p>
              </table:table-cell>
              <table:table-cell office:value-type="float" office:value="724.953603">
                <text:p>724.953603</text:p>
              </table:table-cell>
              <table:table-cell office:value-type="float" office:value="774.976662">
                <text:p>774.976662</text:p>
              </table:table-cell>
              <table:table-cell office:value-type="float" office:value="711.928199">
                <text:p>711.928199</text:p>
              </table:table-cell>
              <table:table-cell office:value-type="float" office:value="815.968801">
                <text:p>815.968801</text:p>
              </table:table-cell>
              <table:table-cell office:value-type="float" office:value="733.104376">
                <text:p>733.104376</text:p>
              </table:table-cell>
              <table:table-cell office:value-type="float" office:value="758.697568">
                <text:p>758.697568</text:p>
              </table:table-cell>
              <table:table-cell office:value-type="float" office:value="729.926069">
                <text:p>729.926069</text:p>
              </table:table-cell>
              <table:table-cell office:value-type="float" office:value="721.60195">
                <text:p>721.60195</text:p>
              </table:table-cell>
              <table:table-cell office:value-type="float" office:value="797.230837">
                <text:p>797.230837</text:p>
              </table:table-cell>
              <table:table-cell office:value-type="float" office:value="748.107682">
                <text:p>748.107682</text:p>
              </table:table-cell>
              <table:table-cell office:value-type="float" office:value="798.841449">
                <text:p>798.841449</text:p>
              </table:table-cell>
              <table:table-cell office:value-type="float" office:value="741.821703">
                <text:p>741.821703</text:p>
              </table:table-cell>
              <table:table-cell office:value-type="float" office:value="818.835121">
                <text:p>818.835121</text:p>
              </table:table-cell>
              <table:table-cell office:value-type="float" office:value="882.212762">
                <text:p>882.212762</text:p>
              </table:table-cell>
              <table:table-cell office:value-type="float" office:value="772.24404">
                <text:p>772.24404</text:p>
              </table:table-cell>
              <table:table-cell office:value-type="float" office:value="936.373631">
                <text:p>936.373631</text:p>
              </table:table-cell>
              <table:table-cell office:value-type="float" office:value="710.182733">
                <text:p>710.182733</text:p>
              </table:table-cell>
              <table:table-cell office:value-type="float" office:value="878.231812">
                <text:p>878.231812</text:p>
              </table:table-cell>
              <table:table-cell office:value-type="float" office:value="729.300173">
                <text:p>729.300173</text:p>
              </table:table-cell>
              <table:table-cell office:value-type="float" office:value="796.422162">
                <text:p>796.422162</text:p>
              </table:table-cell>
              <table:table-cell office:value-type="float" office:value="825.457785">
                <text:p>825.457785</text:p>
              </table:table-cell>
              <table:table-cell office:value-type="float" office:value="853.816572">
                <text:p>853.816572</text:p>
              </table:table-cell>
              <table:table-cell office:value-type="float" office:value="956.260419">
                <text:p>956.260419</text:p>
              </table:table-cell>
              <table:table-cell office:value-type="float" office:value="799.678224">
                <text:p>799.678224</text:p>
              </table:table-cell>
              <table:table-cell office:value-type="float" office:value="843.496202">
                <text:p>843.496202</text:p>
              </table:table-cell>
              <table:table-cell office:value-type="float" office:value="981.334018">
                <text:p>981.334018</text:p>
              </table:table-cell>
              <table:table-cell office:value-type="float" office:value="1062.175632">
                <text:p>1062.175632</text:p>
              </table:table-cell>
              <table:table-cell office:value-type="float" office:value="931.628465">
                <text:p>931.628465</text:p>
              </table:table-cell>
              <table:table-cell office:value-type="float" office:value="824.09789">
                <text:p>824.09789</text:p>
              </table:table-cell>
              <table:table-cell office:value-type="float" office:value="961.235901">
                <text:p>961.235901</text:p>
              </table:table-cell>
              <table:table-cell office:value-type="float" office:value="1135.780491">
                <text:p>1135.780491</text:p>
              </table:table-cell>
              <table:table-cell office:value-type="float" office:value="849.023612">
                <text:p>849.023612</text:p>
              </table:table-cell>
              <table:table-cell office:value-type="float" office:value="1033.829739">
                <text:p>1033.829739</text:p>
              </table:table-cell>
              <table:table-cell office:value-type="float" office:value="1038.394437">
                <text:p>1038.394437</text:p>
              </table:table-cell>
              <table:table-cell office:value-type="float" office:value="1096.449838">
                <text:p>1096.449838</text:p>
              </table:table-cell>
              <table:table-cell office:value-type="float" office:value="830.504157">
                <text:p>830.504157</text:p>
              </table:table-cell>
              <table:table-cell office:value-type="float" office:value="1002.99617">
                <text:p>1002.99617</text:p>
              </table:table-cell>
              <table:table-cell office:value-type="float" office:value="1048.877183">
                <text:p>1048.877183</text:p>
              </table:table-cell>
              <table:table-cell office:value-type="float" office:value="1040.08056">
                <text:p>1040.08056</text:p>
              </table:table-cell>
              <table:table-cell office:value-type="float" office:value="928.95538">
                <text:p>928.95538</text:p>
              </table:table-cell>
              <table:table-cell office:value-type="float" office:value="1095.312305">
                <text:p>1095.312305</text:p>
              </table:table-cell>
              <table:table-cell office:value-type="float" office:value="1000.94725">
                <text:p>1000.94725</text:p>
              </table:table-cell>
              <table:table-cell office:value-type="float" office:value="1048.423478">
                <text:p>1048.423478</text:p>
              </table:table-cell>
              <table:table-cell office:value-type="float" office:value="975.625563">
                <text:p>975.625563</text:p>
              </table:table-cell>
              <table:table-cell office:value-type="float" office:value="1105.752965">
                <text:p>1105.752965</text:p>
              </table:table-cell>
              <table:table-cell office:value-type="float" office:value="944.157757">
                <text:p>944.157757</text:p>
              </table:table-cell>
              <table:table-cell office:value-type="float" office:value="1038.730482">
                <text:p>1038.730482</text:p>
              </table:table-cell>
              <table:table-cell office:value-type="float" office:value="1083.285474">
                <text:p>1083.285474</text:p>
              </table:table-cell>
              <table:table-cell office:value-type="float" office:value="1093.003042">
                <text:p>1093.003042</text:p>
              </table:table-cell>
              <table:table-cell office:value-type="float" office:value="1160.628841">
                <text:p>1160.628841</text:p>
              </table:table-cell>
              <table:table-cell office:value-type="float" office:value="1286.721657">
                <text:p>1286.721657</text:p>
              </table:table-cell>
              <table:table-cell office:value-type="float" office:value="1263.276571">
                <text:p>1263.276571</text:p>
              </table:table-cell>
              <table:table-cell office:value-type="float" office:value="1139.148439">
                <text:p>1139.148439</text:p>
              </table:table-cell>
              <table:table-cell office:value-type="float" office:value="1121.573415">
                <text:p>1121.573415</text:p>
              </table:table-cell>
              <table:table-cell office:value-type="float" office:value="1101.321069">
                <text:p>1101.321069</text:p>
              </table:table-cell>
              <table:table-cell office:value-type="float" office:value="1081.033181">
                <text:p>1081.033181</text:p>
              </table:table-cell>
              <table:table-cell office:value-type="float" office:value="1174.830527">
                <text:p>1174.830527</text:p>
              </table:table-cell>
              <table:table-cell office:value-type="float" office:value="1039.439139">
                <text:p>1039.439139</text:p>
              </table:table-cell>
              <table:table-cell office:value-type="float" office:value="1235.943559">
                <text:p>1235.943559</text:p>
              </table:table-cell>
              <table:table-cell office:value-type="float" office:value="1118.661991">
                <text:p>1118.661991</text:p>
              </table:table-cell>
              <table:table-cell office:value-type="float" office:value="1239.571273">
                <text:p>1239.571273</text:p>
              </table:table-cell>
              <table:table-cell office:value-type="float" office:value="1219.697379">
                <text:p>1219.697379</text:p>
              </table:table-cell>
              <table:table-cell office:value-type="float" office:value="1211.075258">
                <text:p>1211.075258</text:p>
              </table:table-cell>
              <table:table-cell office:value-type="float" office:value="1618.067019">
                <text:p>1618.067019</text:p>
              </table:table-cell>
              <table:table-cell office:value-type="float" office:value="1373.542076">
                <text:p>1373.542076</text:p>
              </table:table-cell>
              <table:table-cell office:value-type="float" office:value="1183.087735">
                <text:p>1183.087735</text:p>
              </table:table-cell>
              <table:table-cell office:value-type="float" office:value="1334.350256">
                <text:p>1334.350256</text:p>
              </table:table-cell>
              <table:table-cell office:value-type="float" office:value="1464.850591">
                <text:p>1464.850591</text:p>
              </table:table-cell>
              <table:table-cell office:value-type="float" office:value="1373.775923">
                <text:p>1373.775923</text:p>
              </table:table-cell>
              <table:table-cell office:value-type="float" office:value="1240.37135">
                <text:p>1240.37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